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text-properties fo:language="pt" fo:country="BR" officeooo:paragraph-rsid="033a1bdd"/>
    </style:style>
    <style:style style:name="P64" style:family="paragraph" style:parent-style-name="Normal">
      <style:text-properties fo:language="pt" fo:country="BR" officeooo:paragraph-rsid="0360c765"/>
    </style:style>
    <style:style style:name="P65" style:family="paragraph" style:parent-style-name="Normal">
      <style:text-properties fo:language="pt" fo:country="BR" officeooo:paragraph-rsid="0362a127"/>
    </style:style>
    <style:style style:name="P66" style:family="paragraph" style:parent-style-name="Normal">
      <style:paragraph-properties fo:margin-left="0in" fo:margin-right="0in" fo:text-indent="0in" style:auto-text-indent="false"/>
      <style:text-properties fo:language="pt" fo:country="BR" officeooo:rsid="02437a99" officeooo:paragraph-rsid="02437a99"/>
    </style:style>
    <style:style style:name="P67" style:family="paragraph" style:parent-style-name="Normal">
      <style:paragraph-properties fo:margin-left="0in" fo:margin-right="0in" fo:text-indent="0in" style:auto-text-indent="false"/>
      <style:text-properties fo:language="pt" fo:country="BR" officeooo:paragraph-rsid="02efba8c"/>
    </style:style>
    <style:style style:name="P68" style:family="paragraph" style:parent-style-name="Normal">
      <style:paragraph-properties fo:margin-left="0in" fo:margin-right="0in" fo:text-indent="0in" style:auto-text-indent="false"/>
      <style:text-properties fo:language="pt" fo:country="BR" officeooo:paragraph-rsid="02f77205"/>
    </style:style>
    <style:style style:name="P69" style:family="paragraph" style:parent-style-name="Normal">
      <style:paragraph-properties fo:margin-left="0in" fo:margin-right="0in" fo:text-indent="0in" style:auto-text-indent="false"/>
      <style:text-properties fo:language="pt" fo:country="BR" officeooo:paragraph-rsid="031a0f2a"/>
    </style:style>
    <style:style style:name="P70" style:family="paragraph" style:parent-style-name="Normal">
      <style:paragraph-properties fo:margin-left="0in" fo:margin-right="0in" fo:text-indent="0in" style:auto-text-indent="false"/>
      <style:text-properties fo:language="pt" fo:country="BR" officeooo:paragraph-rsid="035dda1e"/>
    </style:style>
    <style:style style:name="P71" style:family="paragraph" style:parent-style-name="Normal">
      <style:paragraph-properties fo:margin-left="0in" fo:margin-right="0in" fo:text-indent="0in" style:auto-text-indent="false"/>
      <style:text-properties officeooo:paragraph-rsid="02f7720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officeooo:rsid="001add19"/>
    </style:style>
    <style:style style:name="T25" style:family="text">
      <style:text-properties officeooo:rsid="0020d04c"/>
    </style:style>
    <style:style style:name="T26" style:family="text">
      <style:text-properties officeooo:rsid="00225cc2"/>
    </style:style>
    <style:style style:name="T27" style:family="text">
      <style:text-properties officeooo:rsid="00234125"/>
    </style:style>
    <style:style style:name="T28" style:family="text">
      <style:text-properties officeooo:rsid="00243295"/>
    </style:style>
    <style:style style:name="T29" style:family="text">
      <style:text-properties officeooo:rsid="0025bacf"/>
    </style:style>
    <style:style style:name="T30" style:family="text">
      <style:text-properties officeooo:rsid="002792dd"/>
    </style:style>
    <style:style style:name="T31" style:family="text">
      <style:text-properties officeooo:rsid="0029c8ec"/>
    </style:style>
    <style:style style:name="T32" style:family="text">
      <style:text-properties officeooo:rsid="002a1724"/>
    </style:style>
    <style:style style:name="T33" style:family="text">
      <style:text-properties officeooo:rsid="002b6fec"/>
    </style:style>
    <style:style style:name="T34" style:family="text">
      <style:text-properties officeooo:rsid="002e8372"/>
    </style:style>
    <style:style style:name="T35" style:family="text">
      <style:text-properties officeooo:rsid="00319d16"/>
    </style:style>
    <style:style style:name="T36" style:family="text">
      <style:text-properties officeooo:rsid="0034e222"/>
    </style:style>
    <style:style style:name="T37" style:family="text">
      <style:text-properties officeooo:rsid="003912de"/>
    </style:style>
    <style:style style:name="T38" style:family="text">
      <style:text-properties officeooo:rsid="003e5081"/>
    </style:style>
    <style:style style:name="T39" style:family="text">
      <style:text-properties officeooo:rsid="003fb6f9"/>
    </style:style>
    <style:style style:name="T40" style:family="text">
      <style:text-properties officeooo:rsid="00411096"/>
    </style:style>
    <style:style style:name="T41" style:family="text">
      <style:text-properties officeooo:rsid="00441b66"/>
    </style:style>
    <style:style style:name="T42" style:family="text">
      <style:text-properties officeooo:rsid="004569c4"/>
    </style:style>
    <style:style style:name="T43" style:family="text">
      <style:text-properties officeooo:rsid="0046190a"/>
    </style:style>
    <style:style style:name="T44" style:family="text">
      <style:text-properties officeooo:rsid="00467f22"/>
    </style:style>
    <style:style style:name="T45" style:family="text">
      <style:text-properties officeooo:rsid="00476f14"/>
    </style:style>
    <style:style style:name="T46" style:family="text">
      <style:text-properties officeooo:rsid="00485b67"/>
    </style:style>
    <style:style style:name="T47" style:family="text">
      <style:text-properties officeooo:rsid="004a42aa"/>
    </style:style>
    <style:style style:name="T48" style:family="text">
      <style:text-properties officeooo:rsid="004a8d85"/>
    </style:style>
    <style:style style:name="T49" style:family="text">
      <style:text-properties officeooo:rsid="004ce473"/>
    </style:style>
    <style:style style:name="T50" style:family="text">
      <style:text-properties officeooo:rsid="004d40a9"/>
    </style:style>
    <style:style style:name="T51" style:family="text">
      <style:text-properties officeooo:rsid="004dfb9c"/>
    </style:style>
    <style:style style:name="T52" style:family="text">
      <style:text-properties officeooo:rsid="00515eb1"/>
    </style:style>
    <style:style style:name="T53" style:family="text">
      <style:text-properties officeooo:rsid="00531911"/>
    </style:style>
    <style:style style:name="T54" style:family="text">
      <style:text-properties officeooo:rsid="00543113"/>
    </style:style>
    <style:style style:name="T55" style:family="text">
      <style:text-properties officeooo:rsid="0054c123"/>
    </style:style>
    <style:style style:name="T56" style:family="text">
      <style:text-properties officeooo:rsid="0055a2fb"/>
    </style:style>
    <style:style style:name="T57" style:family="text">
      <style:text-properties officeooo:rsid="0056e90f"/>
    </style:style>
    <style:style style:name="T58" style:family="text">
      <style:text-properties officeooo:rsid="005a3731"/>
    </style:style>
    <style:style style:name="T59" style:family="text">
      <style:text-properties officeooo:rsid="005b15a9"/>
    </style:style>
    <style:style style:name="T60" style:family="text">
      <style:text-properties officeooo:rsid="005cd397"/>
    </style:style>
    <style:style style:name="T61" style:family="text">
      <style:text-properties officeooo:rsid="005e7988"/>
    </style:style>
    <style:style style:name="T62" style:family="text">
      <style:text-properties officeooo:rsid="005f9c3a"/>
    </style:style>
    <style:style style:name="T63" style:family="text">
      <style:text-properties officeooo:rsid="0061d1cd"/>
    </style:style>
    <style:style style:name="T64" style:family="text">
      <style:text-properties officeooo:rsid="0062d8b9"/>
    </style:style>
    <style:style style:name="T65" style:family="text">
      <style:text-properties officeooo:rsid="00636b64"/>
    </style:style>
    <style:style style:name="T66" style:family="text">
      <style:text-properties officeooo:rsid="00649215"/>
    </style:style>
    <style:style style:name="T67" style:family="text">
      <style:text-properties officeooo:rsid="006685e6"/>
    </style:style>
    <style:style style:name="T68" style:family="text">
      <style:text-properties officeooo:rsid="00669bae"/>
    </style:style>
    <style:style style:name="T69" style:family="text">
      <style:text-properties officeooo:rsid="0067168b"/>
    </style:style>
    <style:style style:name="T70" style:family="text">
      <style:text-properties officeooo:rsid="006be8a5"/>
    </style:style>
    <style:style style:name="T71" style:family="text">
      <style:text-properties officeooo:rsid="006c8ff0"/>
    </style:style>
    <style:style style:name="T72" style:family="text">
      <style:text-properties officeooo:rsid="006df16c"/>
    </style:style>
    <style:style style:name="T73" style:family="text">
      <style:text-properties officeooo:rsid="006f7942"/>
    </style:style>
    <style:style style:name="T74" style:family="text">
      <style:text-properties officeooo:rsid="006f7fe2"/>
    </style:style>
    <style:style style:name="T75" style:family="text">
      <style:text-properties officeooo:rsid="007156d4"/>
    </style:style>
    <style:style style:name="T76" style:family="text">
      <style:text-properties officeooo:rsid="0072e065"/>
    </style:style>
    <style:style style:name="T77" style:family="text">
      <style:text-properties officeooo:rsid="0073a224"/>
    </style:style>
    <style:style style:name="T78" style:family="text">
      <style:text-properties officeooo:rsid="00757817"/>
    </style:style>
    <style:style style:name="T79" style:family="text">
      <style:text-properties officeooo:rsid="0078e84d"/>
    </style:style>
    <style:style style:name="T80" style:family="text">
      <style:text-properties officeooo:rsid="007a4bb1"/>
    </style:style>
    <style:style style:name="T81" style:family="text">
      <style:text-properties officeooo:rsid="007b7deb"/>
    </style:style>
    <style:style style:name="T82" style:family="text">
      <style:text-properties officeooo:rsid="007e2e65"/>
    </style:style>
    <style:style style:name="T83" style:family="text">
      <style:text-properties officeooo:rsid="00800870"/>
    </style:style>
    <style:style style:name="T84" style:family="text">
      <style:text-properties officeooo:rsid="00823ef7"/>
    </style:style>
    <style:style style:name="T85" style:family="text">
      <style:text-properties officeooo:rsid="008389e8"/>
    </style:style>
    <style:style style:name="T86" style:family="text">
      <style:text-properties officeooo:rsid="0085c9d3"/>
    </style:style>
    <style:style style:name="T87" style:family="text">
      <style:text-properties officeooo:rsid="0089d54a"/>
    </style:style>
    <style:style style:name="T88" style:family="text">
      <style:text-properties officeooo:rsid="008af035"/>
    </style:style>
    <style:style style:name="T89" style:family="text">
      <style:text-properties officeooo:rsid="008e618a"/>
    </style:style>
    <style:style style:name="T90" style:family="text">
      <style:text-properties officeooo:rsid="0090822c"/>
    </style:style>
    <style:style style:name="T91" style:family="text">
      <style:text-properties officeooo:rsid="0090b9ed"/>
    </style:style>
    <style:style style:name="T92" style:family="text">
      <style:text-properties officeooo:rsid="009195ab"/>
    </style:style>
    <style:style style:name="T93" style:family="text">
      <style:text-properties officeooo:rsid="009224d1"/>
    </style:style>
    <style:style style:name="T94" style:family="text">
      <style:text-properties officeooo:rsid="009367f8"/>
    </style:style>
    <style:style style:name="T95" style:family="text">
      <style:text-properties officeooo:rsid="00953f9c"/>
    </style:style>
    <style:style style:name="T96" style:family="text">
      <style:text-properties officeooo:rsid="00963af3"/>
    </style:style>
    <style:style style:name="T97" style:family="text">
      <style:text-properties officeooo:rsid="0098bbcb"/>
    </style:style>
    <style:style style:name="T98" style:family="text">
      <style:text-properties officeooo:rsid="009a7772"/>
    </style:style>
    <style:style style:name="T99" style:family="text">
      <style:text-properties officeooo:rsid="009acc02"/>
    </style:style>
    <style:style style:name="T100" style:family="text">
      <style:text-properties officeooo:rsid="009c953d"/>
    </style:style>
    <style:style style:name="T101" style:family="text">
      <style:text-properties officeooo:rsid="009d50cd"/>
    </style:style>
    <style:style style:name="T102" style:family="text">
      <style:text-properties officeooo:rsid="009d7ce6"/>
    </style:style>
    <style:style style:name="T103" style:family="text">
      <style:text-properties officeooo:rsid="009e1e80"/>
    </style:style>
    <style:style style:name="T104" style:family="text">
      <style:text-properties officeooo:rsid="009fd1a4"/>
    </style:style>
    <style:style style:name="T105" style:family="text">
      <style:text-properties officeooo:rsid="00a00757"/>
    </style:style>
    <style:style style:name="T106" style:family="text">
      <style:text-properties officeooo:rsid="00a066aa"/>
    </style:style>
    <style:style style:name="T107" style:family="text">
      <style:text-properties officeooo:rsid="00a156db"/>
    </style:style>
    <style:style style:name="T108" style:family="text">
      <style:text-properties officeooo:rsid="00a3d174"/>
    </style:style>
    <style:style style:name="T109" style:family="text">
      <style:text-properties officeooo:rsid="00a55345"/>
    </style:style>
    <style:style style:name="T110" style:family="text">
      <style:text-properties officeooo:rsid="00a9179d"/>
    </style:style>
    <style:style style:name="T111" style:family="text">
      <style:text-properties officeooo:rsid="00aaa449"/>
    </style:style>
    <style:style style:name="T112" style:family="text">
      <style:text-properties officeooo:rsid="00ab9837"/>
    </style:style>
    <style:style style:name="T113" style:family="text">
      <style:text-properties officeooo:rsid="00aca97f"/>
    </style:style>
    <style:style style:name="T114" style:family="text">
      <style:text-properties officeooo:rsid="00b040c5"/>
    </style:style>
    <style:style style:name="T115" style:family="text">
      <style:text-properties officeooo:rsid="00b21693"/>
    </style:style>
    <style:style style:name="T116" style:family="text">
      <style:text-properties officeooo:rsid="00b338ab"/>
    </style:style>
    <style:style style:name="T117" style:family="text">
      <style:text-properties officeooo:rsid="00b395d1"/>
    </style:style>
    <style:style style:name="T118" style:family="text">
      <style:text-properties officeooo:rsid="00b64efb"/>
    </style:style>
    <style:style style:name="T119" style:family="text">
      <style:text-properties officeooo:rsid="00b7b945"/>
    </style:style>
    <style:style style:name="T120" style:family="text">
      <style:text-properties officeooo:rsid="00bac2aa"/>
    </style:style>
    <style:style style:name="T121" style:family="text">
      <style:text-properties officeooo:rsid="00bb4f17"/>
    </style:style>
    <style:style style:name="T122" style:family="text">
      <style:text-properties officeooo:rsid="00bd9c15"/>
    </style:style>
    <style:style style:name="T123" style:family="text">
      <style:text-properties officeooo:rsid="00bf6dd5"/>
    </style:style>
    <style:style style:name="T124" style:family="text">
      <style:text-properties officeooo:rsid="00c1b690"/>
    </style:style>
    <style:style style:name="T125" style:family="text">
      <style:text-properties officeooo:rsid="00c41c08"/>
    </style:style>
    <style:style style:name="T126" style:family="text">
      <style:text-properties officeooo:rsid="00c43e0d"/>
    </style:style>
    <style:style style:name="T127" style:family="text">
      <style:text-properties officeooo:rsid="00c61ef8"/>
    </style:style>
    <style:style style:name="T128" style:family="text">
      <style:text-properties officeooo:rsid="00c7f209"/>
    </style:style>
    <style:style style:name="T129" style:family="text">
      <style:text-properties officeooo:rsid="00c8c086"/>
    </style:style>
    <style:style style:name="T130" style:family="text">
      <style:text-properties officeooo:rsid="00ca35f9"/>
    </style:style>
    <style:style style:name="T131" style:family="text">
      <style:text-properties officeooo:rsid="00ca944b"/>
    </style:style>
    <style:style style:name="T132" style:family="text">
      <style:text-properties officeooo:rsid="00cc5e5d"/>
    </style:style>
    <style:style style:name="T133" style:family="text">
      <style:text-properties officeooo:rsid="00ce5202"/>
    </style:style>
    <style:style style:name="T134" style:family="text">
      <style:text-properties officeooo:rsid="00ced1f8"/>
    </style:style>
    <style:style style:name="T135" style:family="text">
      <style:text-properties officeooo:rsid="00d0be4d"/>
    </style:style>
    <style:style style:name="T136" style:family="text">
      <style:text-properties officeooo:rsid="00d39853"/>
    </style:style>
    <style:style style:name="T137" style:family="text">
      <style:text-properties officeooo:rsid="00d46ae9"/>
    </style:style>
    <style:style style:name="T138" style:family="text">
      <style:text-properties officeooo:rsid="00d55386"/>
    </style:style>
    <style:style style:name="T139" style:family="text">
      <style:text-properties officeooo:rsid="00d69810"/>
    </style:style>
    <style:style style:name="T140" style:family="text">
      <style:text-properties officeooo:rsid="00d6dc24"/>
    </style:style>
    <style:style style:name="T141" style:family="text">
      <style:text-properties officeooo:rsid="00d6e139"/>
    </style:style>
    <style:style style:name="T142" style:family="text">
      <style:text-properties officeooo:rsid="00d709af"/>
    </style:style>
    <style:style style:name="T143" style:family="text">
      <style:text-properties officeooo:rsid="00d8b7be"/>
    </style:style>
    <style:style style:name="T144" style:family="text">
      <style:text-properties officeooo:rsid="00d9a302"/>
    </style:style>
    <style:style style:name="T145" style:family="text">
      <style:text-properties officeooo:rsid="00dc41b2"/>
    </style:style>
    <style:style style:name="T146" style:family="text">
      <style:text-properties officeooo:rsid="00dd00bc"/>
    </style:style>
    <style:style style:name="T147" style:family="text">
      <style:text-properties officeooo:rsid="00ddfabb"/>
    </style:style>
    <style:style style:name="T148" style:family="text">
      <style:text-properties officeooo:rsid="00de0405"/>
    </style:style>
    <style:style style:name="T149" style:family="text">
      <style:text-properties officeooo:rsid="00dfc9db"/>
    </style:style>
    <style:style style:name="T150" style:family="text">
      <style:text-properties officeooo:rsid="00dfe0b0"/>
    </style:style>
    <style:style style:name="T151" style:family="text">
      <style:text-properties officeooo:rsid="00e15d72"/>
    </style:style>
    <style:style style:name="T152" style:family="text">
      <style:text-properties officeooo:rsid="00e1cc3b"/>
    </style:style>
    <style:style style:name="T153" style:family="text">
      <style:text-properties officeooo:rsid="00e334cd"/>
    </style:style>
    <style:style style:name="T154" style:family="text">
      <style:text-properties officeooo:rsid="00e4153a"/>
    </style:style>
    <style:style style:name="T155" style:family="text">
      <style:text-properties officeooo:rsid="00e53971"/>
    </style:style>
    <style:style style:name="T156" style:family="text">
      <style:text-properties officeooo:rsid="00e54f12"/>
    </style:style>
    <style:style style:name="T157" style:family="text">
      <style:text-properties officeooo:rsid="00e6ed47"/>
    </style:style>
    <style:style style:name="T158" style:family="text">
      <style:text-properties officeooo:rsid="00e8ae17"/>
    </style:style>
    <style:style style:name="T159" style:family="text">
      <style:text-properties officeooo:rsid="00e8b68e"/>
    </style:style>
    <style:style style:name="T160" style:family="text">
      <style:text-properties officeooo:rsid="00e8b6db"/>
    </style:style>
    <style:style style:name="T161" style:family="text">
      <style:text-properties officeooo:rsid="00e9a1d8"/>
    </style:style>
    <style:style style:name="T162" style:family="text">
      <style:text-properties officeooo:rsid="00eba517"/>
    </style:style>
    <style:style style:name="T163" style:family="text">
      <style:text-properties officeooo:rsid="00ebbbfc"/>
    </style:style>
    <style:style style:name="T164" style:family="text">
      <style:text-properties officeooo:rsid="00ed2440"/>
    </style:style>
    <style:style style:name="T165" style:family="text">
      <style:text-properties officeooo:rsid="00edf82f"/>
    </style:style>
    <style:style style:name="T166" style:family="text">
      <style:text-properties officeooo:rsid="00eea0f3"/>
    </style:style>
    <style:style style:name="T167" style:family="text">
      <style:text-properties officeooo:rsid="00ef873a"/>
    </style:style>
    <style:style style:name="T168" style:family="text">
      <style:text-properties officeooo:rsid="00f22f0b"/>
    </style:style>
    <style:style style:name="T169" style:family="text">
      <style:text-properties officeooo:rsid="00f265cf"/>
    </style:style>
    <style:style style:name="T170" style:family="text">
      <style:text-properties officeooo:rsid="00f43afb"/>
    </style:style>
    <style:style style:name="T171" style:family="text">
      <style:text-properties officeooo:rsid="00f4fe24"/>
    </style:style>
    <style:style style:name="T172" style:family="text">
      <style:text-properties officeooo:rsid="00f6b99f"/>
    </style:style>
    <style:style style:name="T173" style:family="text">
      <style:text-properties officeooo:rsid="00f7ac84"/>
    </style:style>
    <style:style style:name="T174" style:family="text">
      <style:text-properties officeooo:rsid="00f99030"/>
    </style:style>
    <style:style style:name="T175" style:family="text">
      <style:text-properties officeooo:rsid="00fb862b"/>
    </style:style>
    <style:style style:name="T176" style:family="text">
      <style:text-properties officeooo:rsid="00fef39e"/>
    </style:style>
    <style:style style:name="T177" style:family="text">
      <style:text-properties officeooo:rsid="01015e57"/>
    </style:style>
    <style:style style:name="T178" style:family="text">
      <style:text-properties officeooo:rsid="0101c006"/>
    </style:style>
    <style:style style:name="T179" style:family="text">
      <style:text-properties officeooo:rsid="0103a5a8"/>
    </style:style>
    <style:style style:name="T180" style:family="text">
      <style:text-properties officeooo:rsid="010551c1"/>
    </style:style>
    <style:style style:name="T181" style:family="text">
      <style:text-properties officeooo:rsid="0107f79b"/>
    </style:style>
    <style:style style:name="T182" style:family="text">
      <style:text-properties officeooo:rsid="010a26a3"/>
    </style:style>
    <style:style style:name="T183" style:family="text">
      <style:text-properties officeooo:rsid="010a9d1c"/>
    </style:style>
    <style:style style:name="T184" style:family="text">
      <style:text-properties officeooo:rsid="010aee7c"/>
    </style:style>
    <style:style style:name="T185" style:family="text">
      <style:text-properties style:text-underline-style="solid" style:text-underline-type="double" style:text-underline-width="auto" style:text-underline-color="font-color"/>
    </style:style>
    <style:style style:name="T186" style:family="text">
      <style:text-properties officeooo:rsid="010b0e74"/>
    </style:style>
    <style:style style:name="T187" style:family="text">
      <style:text-properties officeooo:rsid="010bc7ef"/>
    </style:style>
    <style:style style:name="T188" style:family="text">
      <style:text-properties officeooo:rsid="010ce9c0"/>
    </style:style>
    <style:style style:name="T189" style:family="text">
      <style:text-properties officeooo:rsid="010ded35"/>
    </style:style>
    <style:style style:name="T190" style:family="text">
      <style:text-properties style:text-underline-style="none" officeooo:rsid="00f22f0b"/>
    </style:style>
    <style:style style:name="T191" style:family="text">
      <style:text-properties officeooo:rsid="010f43da"/>
    </style:style>
    <style:style style:name="T192" style:family="text">
      <style:text-properties officeooo:rsid="01100185"/>
    </style:style>
    <style:style style:name="T193" style:family="text">
      <style:text-properties officeooo:rsid="0111856f"/>
    </style:style>
    <style:style style:name="T194" style:family="text">
      <style:text-properties officeooo:rsid="0111d1f3"/>
    </style:style>
    <style:style style:name="T195" style:family="text">
      <style:text-properties officeooo:rsid="01139b37"/>
    </style:style>
    <style:style style:name="T196" style:family="text">
      <style:text-properties officeooo:rsid="0113afa8"/>
    </style:style>
    <style:style style:name="T197" style:family="text">
      <style:text-properties officeooo:rsid="01151665"/>
    </style:style>
    <style:style style:name="T198" style:family="text">
      <style:text-properties officeooo:rsid="01168c98"/>
    </style:style>
    <style:style style:name="T199" style:family="text">
      <style:text-properties officeooo:rsid="0119c6be"/>
    </style:style>
    <style:style style:name="T200" style:family="text">
      <style:text-properties officeooo:rsid="011e7256"/>
    </style:style>
    <style:style style:name="T201" style:family="text">
      <style:text-properties officeooo:rsid="011f182d"/>
    </style:style>
    <style:style style:name="T202" style:family="text">
      <style:text-properties officeooo:rsid="011f4841"/>
    </style:style>
    <style:style style:name="T203" style:family="text">
      <style:text-properties officeooo:rsid="0120aba6"/>
    </style:style>
    <style:style style:name="T204" style:family="text">
      <style:text-properties officeooo:rsid="012200b0"/>
    </style:style>
    <style:style style:name="T205" style:family="text">
      <style:text-properties officeooo:rsid="0122ca69"/>
    </style:style>
    <style:style style:name="T206" style:family="text">
      <style:text-properties officeooo:rsid="0123563d"/>
    </style:style>
    <style:style style:name="T207" style:family="text">
      <style:text-properties officeooo:rsid="0124293f"/>
    </style:style>
    <style:style style:name="T208" style:family="text">
      <style:text-properties officeooo:rsid="0126acb7"/>
    </style:style>
    <style:style style:name="T209" style:family="text">
      <style:text-properties officeooo:rsid="0129c221"/>
    </style:style>
    <style:style style:name="T210" style:family="text">
      <style:text-properties officeooo:rsid="012b79ab"/>
    </style:style>
    <style:style style:name="T211" style:family="text">
      <style:text-properties officeooo:rsid="012bba5b"/>
    </style:style>
    <style:style style:name="T212" style:family="text">
      <style:text-properties officeooo:rsid="012e2fed"/>
    </style:style>
    <style:style style:name="T213" style:family="text">
      <style:text-properties officeooo:rsid="012fed59"/>
    </style:style>
    <style:style style:name="T214" style:family="text">
      <style:text-properties officeooo:rsid="0131233d"/>
    </style:style>
    <style:style style:name="T215" style:family="text">
      <style:text-properties officeooo:rsid="0131e668"/>
    </style:style>
    <style:style style:name="T216" style:family="text">
      <style:text-properties officeooo:rsid="0132a1ab"/>
    </style:style>
    <style:style style:name="T217" style:family="text">
      <style:text-properties officeooo:rsid="0134b5bb"/>
    </style:style>
    <style:style style:name="T218" style:family="text">
      <style:text-properties officeooo:rsid="013623a4"/>
    </style:style>
    <style:style style:name="T219" style:family="text">
      <style:text-properties officeooo:rsid="01390aa0"/>
    </style:style>
    <style:style style:name="T220" style:family="text">
      <style:text-properties officeooo:rsid="013a44ec"/>
    </style:style>
    <style:style style:name="T221" style:family="text">
      <style:text-properties officeooo:rsid="013bf287"/>
    </style:style>
    <style:style style:name="T222" style:family="text">
      <style:text-properties officeooo:rsid="013d74de"/>
    </style:style>
    <style:style style:name="T223" style:family="text">
      <style:text-properties officeooo:rsid="013f21a2"/>
    </style:style>
    <style:style style:name="T224" style:family="text">
      <style:text-properties officeooo:rsid="013fba43"/>
    </style:style>
    <style:style style:name="T225" style:family="text">
      <style:text-properties officeooo:rsid="01423a8a"/>
    </style:style>
    <style:style style:name="T226" style:family="text">
      <style:text-properties officeooo:rsid="0145c8f8"/>
    </style:style>
    <style:style style:name="T227" style:family="text">
      <style:text-properties officeooo:rsid="01478b6d"/>
    </style:style>
    <style:style style:name="T228" style:family="text">
      <style:text-properties officeooo:rsid="0148e3dc"/>
    </style:style>
    <style:style style:name="T229" style:family="text">
      <style:text-properties officeooo:rsid="014a9f52"/>
    </style:style>
    <style:style style:name="T230" style:family="text">
      <style:text-properties officeooo:rsid="014caaee"/>
    </style:style>
    <style:style style:name="T231" style:family="text">
      <style:text-properties officeooo:rsid="014dddc3"/>
    </style:style>
    <style:style style:name="T232" style:family="text">
      <style:text-properties officeooo:rsid="014ee0d1"/>
    </style:style>
    <style:style style:name="T233" style:family="text">
      <style:text-properties officeooo:rsid="014f5f8c"/>
    </style:style>
    <style:style style:name="T234" style:family="text">
      <style:text-properties officeooo:rsid="0151b0ab"/>
    </style:style>
    <style:style style:name="T235" style:family="text">
      <style:text-properties officeooo:rsid="0152c5ec"/>
    </style:style>
    <style:style style:name="T236" style:family="text">
      <style:text-properties officeooo:rsid="01543694"/>
    </style:style>
    <style:style style:name="T237" style:family="text">
      <style:text-properties officeooo:rsid="01561afc"/>
    </style:style>
    <style:style style:name="T238" style:family="text">
      <style:text-properties officeooo:rsid="0156b963"/>
    </style:style>
    <style:style style:name="T239" style:family="text">
      <style:text-properties officeooo:rsid="0157fedb"/>
    </style:style>
    <style:style style:name="T240" style:family="text">
      <style:text-properties officeooo:rsid="015f27d9"/>
    </style:style>
    <style:style style:name="T241" style:family="text">
      <style:text-properties officeooo:rsid="01603b54"/>
    </style:style>
    <style:style style:name="T242" style:family="text">
      <style:text-properties officeooo:rsid="0161654a"/>
    </style:style>
    <style:style style:name="T243" style:family="text">
      <style:text-properties officeooo:rsid="0161fabb"/>
    </style:style>
    <style:style style:name="T244" style:family="text">
      <style:text-properties officeooo:rsid="0165ea98"/>
    </style:style>
    <style:style style:name="T245" style:family="text">
      <style:text-properties officeooo:rsid="0166144b"/>
    </style:style>
    <style:style style:name="T246" style:family="text">
      <style:text-properties officeooo:rsid="0167de02"/>
    </style:style>
    <style:style style:name="T247" style:family="text">
      <style:text-properties officeooo:rsid="0168d456"/>
    </style:style>
    <style:style style:name="T248" style:family="text">
      <style:text-properties officeooo:rsid="0169a58c"/>
    </style:style>
    <style:style style:name="T249" style:family="text">
      <style:text-properties officeooo:rsid="016b953f"/>
    </style:style>
    <style:style style:name="T250" style:family="text">
      <style:text-properties officeooo:rsid="016dd6e5"/>
    </style:style>
    <style:style style:name="T251" style:family="text">
      <style:text-properties officeooo:rsid="016dde3e"/>
    </style:style>
    <style:style style:name="T252" style:family="text">
      <style:text-properties officeooo:rsid="016eff9c"/>
    </style:style>
    <style:style style:name="T253" style:family="text">
      <style:text-properties officeooo:rsid="01700f96"/>
    </style:style>
    <style:style style:name="T254" style:family="text">
      <style:text-properties fo:color="#000000" style:font-name="Helvetica1"/>
    </style:style>
    <style:style style:name="T255" style:family="text">
      <style:text-properties fo:color="#000000" style:font-name="Helvetica1" officeooo:rsid="0171f8ca"/>
    </style:style>
    <style:style style:name="T256" style:family="text">
      <style:text-properties fo:color="#000000" style:font-name="Helvetica1" officeooo:rsid="01755211"/>
    </style:style>
    <style:style style:name="T257" style:family="text">
      <style:text-properties fo:color="#000000" style:font-name="Helvetica1" officeooo:rsid="017617b2"/>
    </style:style>
    <style:style style:name="T258" style:family="text">
      <style:text-properties officeooo:rsid="017adaae"/>
    </style:style>
    <style:style style:name="T259" style:family="text">
      <style:text-properties officeooo:rsid="017f5c87"/>
    </style:style>
    <style:style style:name="T260" style:family="text">
      <style:text-properties officeooo:rsid="017f8193"/>
    </style:style>
    <style:style style:name="T261" style:family="text">
      <style:text-properties officeooo:rsid="0180705c"/>
    </style:style>
    <style:style style:name="T262" style:family="text">
      <style:text-properties officeooo:rsid="0181c7a9"/>
    </style:style>
    <style:style style:name="T263" style:family="text">
      <style:text-properties officeooo:rsid="01820442"/>
    </style:style>
    <style:style style:name="T264" style:family="text">
      <style:text-properties officeooo:rsid="01830263"/>
    </style:style>
    <style:style style:name="T265" style:family="text">
      <style:text-properties officeooo:rsid="018385aa"/>
    </style:style>
    <style:style style:name="T266" style:family="text">
      <style:text-properties officeooo:rsid="018590ff"/>
    </style:style>
    <style:style style:name="T267" style:family="text">
      <style:text-properties officeooo:rsid="018704fe"/>
    </style:style>
    <style:style style:name="T268" style:family="text">
      <style:text-properties officeooo:rsid="0187053f"/>
    </style:style>
    <style:style style:name="T269" style:family="text">
      <style:text-properties officeooo:rsid="0188d3fc"/>
    </style:style>
    <style:style style:name="T270" style:family="text">
      <style:text-properties officeooo:rsid="0189e87b"/>
    </style:style>
    <style:style style:name="T271" style:family="text">
      <style:text-properties officeooo:rsid="018b31bc"/>
    </style:style>
    <style:style style:name="T272" style:family="text">
      <style:text-properties officeooo:rsid="018f6690"/>
    </style:style>
    <style:style style:name="T273" style:family="text">
      <style:text-properties officeooo:rsid="01925daf"/>
    </style:style>
    <style:style style:name="T274" style:family="text">
      <style:text-properties officeooo:rsid="0193dff4"/>
    </style:style>
    <style:style style:name="T275" style:family="text">
      <style:text-properties officeooo:rsid="01962f5b"/>
    </style:style>
    <style:style style:name="T276" style:family="text">
      <style:text-properties officeooo:rsid="01971436"/>
    </style:style>
    <style:style style:name="T277" style:family="text">
      <style:text-properties officeooo:rsid="0198b781"/>
    </style:style>
    <style:style style:name="T278" style:family="text">
      <style:text-properties officeooo:rsid="019da35f"/>
    </style:style>
    <style:style style:name="T279" style:family="text">
      <style:text-properties officeooo:rsid="01a51075"/>
    </style:style>
    <style:style style:name="T280" style:family="text">
      <style:text-properties officeooo:rsid="01a6c6f9"/>
    </style:style>
    <style:style style:name="T281" style:family="text">
      <style:text-properties officeooo:rsid="01a842d5"/>
    </style:style>
    <style:style style:name="T282" style:family="text">
      <style:text-properties officeooo:rsid="01a8bc6b"/>
    </style:style>
    <style:style style:name="T283" style:family="text">
      <style:text-properties officeooo:rsid="01aa7cfd"/>
    </style:style>
    <style:style style:name="T284" style:family="text">
      <style:text-properties officeooo:rsid="01ac66aa"/>
    </style:style>
    <style:style style:name="T285" style:family="text">
      <style:text-properties officeooo:rsid="01ad8934"/>
    </style:style>
    <style:style style:name="T286" style:family="text">
      <style:text-properties officeooo:rsid="01aef1b8"/>
    </style:style>
    <style:style style:name="T287" style:family="text">
      <style:text-properties officeooo:rsid="01b02c43"/>
    </style:style>
    <style:style style:name="T288" style:family="text">
      <style:text-properties officeooo:rsid="01b1a2c3"/>
    </style:style>
    <style:style style:name="T289" style:family="text">
      <style:text-properties officeooo:rsid="01b207ce"/>
    </style:style>
    <style:style style:name="T290" style:family="text">
      <style:text-properties officeooo:rsid="01b3703d"/>
    </style:style>
    <style:style style:name="T291" style:family="text">
      <style:text-properties officeooo:rsid="01b3b1fb"/>
    </style:style>
    <style:style style:name="T292" style:family="text">
      <style:text-properties officeooo:rsid="01b540ee"/>
    </style:style>
    <style:style style:name="T293" style:family="text">
      <style:text-properties officeooo:rsid="01b67a99"/>
    </style:style>
    <style:style style:name="T294" style:family="text">
      <style:text-properties officeooo:rsid="01bb688f"/>
    </style:style>
    <style:style style:name="T295" style:family="text">
      <style:text-properties officeooo:rsid="01bcc47a"/>
    </style:style>
    <style:style style:name="T296" style:family="text">
      <style:text-properties officeooo:rsid="01be69a9"/>
    </style:style>
    <style:style style:name="T297" style:family="text">
      <style:text-properties officeooo:rsid="01beca67"/>
    </style:style>
    <style:style style:name="T298" style:family="text">
      <style:text-properties officeooo:rsid="01c22ec6"/>
    </style:style>
    <style:style style:name="T299" style:family="text">
      <style:text-properties officeooo:rsid="01c4a1fa"/>
    </style:style>
    <style:style style:name="T300" style:family="text">
      <style:text-properties officeooo:rsid="01c586e0"/>
    </style:style>
    <style:style style:name="T301" style:family="text">
      <style:text-properties officeooo:rsid="01c92c70"/>
    </style:style>
    <style:style style:name="T302" style:family="text">
      <style:text-properties officeooo:rsid="01caf8b4"/>
    </style:style>
    <style:style style:name="T303" style:family="text">
      <style:text-properties officeooo:rsid="01cc98fc"/>
    </style:style>
    <style:style style:name="T304" style:family="text">
      <style:text-properties officeooo:rsid="01ce5a0d"/>
    </style:style>
    <style:style style:name="T305" style:family="text">
      <style:text-properties officeooo:rsid="01cfd4af"/>
    </style:style>
    <style:style style:name="T306" style:family="text">
      <style:text-properties officeooo:rsid="01cfea02"/>
    </style:style>
    <style:style style:name="T307" style:family="text">
      <style:text-properties officeooo:rsid="01d1086b"/>
    </style:style>
    <style:style style:name="T308" style:family="text">
      <style:text-properties officeooo:rsid="01d230be"/>
    </style:style>
    <style:style style:name="T309" style:family="text">
      <style:text-properties officeooo:rsid="01d3b1f2"/>
    </style:style>
    <style:style style:name="T310" style:family="text">
      <style:text-properties officeooo:rsid="01d4d50e"/>
    </style:style>
    <style:style style:name="T311" style:family="text">
      <style:text-properties officeooo:rsid="01d62da8"/>
    </style:style>
    <style:style style:name="T312" style:family="text">
      <style:text-properties officeooo:rsid="01d789a2"/>
    </style:style>
    <style:style style:name="T313" style:family="text">
      <style:text-properties officeooo:rsid="01d90086"/>
    </style:style>
    <style:style style:name="T314" style:family="text">
      <style:text-properties officeooo:rsid="01d95e3d"/>
    </style:style>
    <style:style style:name="T315" style:family="text">
      <style:text-properties officeooo:rsid="01da0be8"/>
    </style:style>
    <style:style style:name="T316" style:family="text">
      <style:text-properties officeooo:rsid="01db033e"/>
    </style:style>
    <style:style style:name="T317" style:family="text">
      <style:text-properties officeooo:rsid="01dd28d8"/>
    </style:style>
    <style:style style:name="T318" style:family="text">
      <style:text-properties officeooo:rsid="01e562f0"/>
    </style:style>
    <style:style style:name="T319" style:family="text">
      <style:text-properties officeooo:rsid="01e80bac"/>
    </style:style>
    <style:style style:name="T320" style:family="text">
      <style:text-properties officeooo:rsid="01e86c84"/>
    </style:style>
    <style:style style:name="T321" style:family="text">
      <style:text-properties officeooo:rsid="01e8c67b"/>
    </style:style>
    <style:style style:name="T322" style:family="text">
      <style:text-properties officeooo:rsid="01ea0ab7"/>
    </style:style>
    <style:style style:name="T323" style:family="text">
      <style:text-properties officeooo:rsid="01ebb2b5"/>
    </style:style>
    <style:style style:name="T324" style:family="text">
      <style:text-properties officeooo:rsid="01ed5740"/>
    </style:style>
    <style:style style:name="T325" style:family="text">
      <style:text-properties officeooo:rsid="01ef2169"/>
    </style:style>
    <style:style style:name="T326" style:family="text">
      <style:text-properties officeooo:rsid="01ef8adb"/>
    </style:style>
    <style:style style:name="T327" style:family="text">
      <style:text-properties officeooo:rsid="01f0b485"/>
    </style:style>
    <style:style style:name="T328" style:family="text">
      <style:text-properties officeooo:rsid="01f17f2d"/>
    </style:style>
    <style:style style:name="T329" style:family="text">
      <style:text-properties officeooo:rsid="01f3172c"/>
    </style:style>
    <style:style style:name="T330" style:family="text">
      <style:text-properties officeooo:rsid="01f3fe6c"/>
    </style:style>
    <style:style style:name="T331" style:family="text">
      <style:text-properties officeooo:rsid="01f5115f"/>
    </style:style>
    <style:style style:name="T332" style:family="text">
      <style:text-properties officeooo:rsid="01f5a7cb"/>
    </style:style>
    <style:style style:name="T333" style:family="text">
      <style:text-properties officeooo:rsid="01f758e9"/>
    </style:style>
    <style:style style:name="T334" style:family="text">
      <style:text-properties officeooo:rsid="01fa2aa6"/>
    </style:style>
    <style:style style:name="T335" style:family="text">
      <style:text-properties officeooo:rsid="01fbecbd"/>
    </style:style>
    <style:style style:name="T336" style:family="text">
      <style:text-properties officeooo:rsid="01fd1044"/>
    </style:style>
    <style:style style:name="T337" style:family="text">
      <style:text-properties officeooo:rsid="01fd224b"/>
    </style:style>
    <style:style style:name="T338" style:family="text">
      <style:text-properties officeooo:rsid="01ff9df2"/>
    </style:style>
    <style:style style:name="T339" style:family="text">
      <style:text-properties officeooo:rsid="02057a86"/>
    </style:style>
    <style:style style:name="T340" style:family="text">
      <style:text-properties officeooo:rsid="0206a905"/>
    </style:style>
    <style:style style:name="T341" style:family="text">
      <style:text-properties officeooo:rsid="0207b0b0"/>
    </style:style>
    <style:style style:name="T342" style:family="text">
      <style:text-properties officeooo:rsid="020f6f90"/>
    </style:style>
    <style:style style:name="T343" style:family="text">
      <style:text-properties officeooo:rsid="020fc193"/>
    </style:style>
    <style:style style:name="T344" style:family="text">
      <style:text-properties officeooo:rsid="02106b3d"/>
    </style:style>
    <style:style style:name="T345" style:family="text">
      <style:text-properties officeooo:rsid="0210b8c8"/>
    </style:style>
    <style:style style:name="T346" style:family="text">
      <style:text-properties officeooo:rsid="02142355"/>
    </style:style>
    <style:style style:name="T347" style:family="text">
      <style:text-properties officeooo:rsid="0214ef7a"/>
    </style:style>
    <style:style style:name="T348" style:family="text">
      <style:text-properties officeooo:rsid="02172ffc"/>
    </style:style>
    <style:style style:name="T349" style:family="text">
      <style:text-properties officeooo:rsid="021a19b8"/>
    </style:style>
    <style:style style:name="T350" style:family="text">
      <style:text-properties officeooo:rsid="021a4283"/>
    </style:style>
    <style:style style:name="T351" style:family="text">
      <style:text-properties officeooo:rsid="021abc6f"/>
    </style:style>
    <style:style style:name="T352" style:family="text">
      <style:text-properties officeooo:rsid="021c3baa"/>
    </style:style>
    <style:style style:name="T353" style:family="text">
      <style:text-properties officeooo:rsid="021ceca8"/>
    </style:style>
    <style:style style:name="T354" style:family="text">
      <style:text-properties officeooo:rsid="021e87ab"/>
    </style:style>
    <style:style style:name="T355" style:family="text">
      <style:text-properties officeooo:rsid="021f9637"/>
    </style:style>
    <style:style style:name="T356" style:family="text">
      <style:text-properties officeooo:rsid="02233112"/>
    </style:style>
    <style:style style:name="T357" style:family="text">
      <style:text-properties officeooo:rsid="02271f8c"/>
    </style:style>
    <style:style style:name="T358" style:family="text">
      <style:text-properties officeooo:rsid="022824ad"/>
    </style:style>
    <style:style style:name="T359" style:family="text">
      <style:text-properties officeooo:rsid="0229ee96"/>
    </style:style>
    <style:style style:name="T360" style:family="text">
      <style:text-properties officeooo:rsid="022acdc0"/>
    </style:style>
    <style:style style:name="T361" style:family="text">
      <style:text-properties officeooo:rsid="022c2d9e"/>
    </style:style>
    <style:style style:name="T362" style:family="text">
      <style:text-properties officeooo:rsid="022cdcbd"/>
    </style:style>
    <style:style style:name="T363" style:family="text">
      <style:text-properties officeooo:rsid="022d77db"/>
    </style:style>
    <style:style style:name="T364" style:family="text">
      <style:text-properties officeooo:rsid="022dc16f"/>
    </style:style>
    <style:style style:name="T365" style:family="text">
      <style:text-properties officeooo:rsid="022dc61b"/>
    </style:style>
    <style:style style:name="T366" style:family="text">
      <style:text-properties officeooo:rsid="022ebfe9"/>
    </style:style>
    <style:style style:name="T367" style:family="text">
      <style:text-properties officeooo:rsid="02304ae1"/>
    </style:style>
    <style:style style:name="T368" style:family="text">
      <style:text-properties officeooo:rsid="023072d0"/>
    </style:style>
    <style:style style:name="T369" style:family="text">
      <style:text-properties officeooo:rsid="0231f46c"/>
    </style:style>
    <style:style style:name="T370" style:family="text">
      <style:text-properties officeooo:rsid="0232181d"/>
    </style:style>
    <style:style style:name="T371" style:family="text">
      <style:text-properties officeooo:rsid="023230c5"/>
    </style:style>
    <style:style style:name="T372" style:family="text">
      <style:text-properties officeooo:rsid="0234235d"/>
    </style:style>
    <style:style style:name="T373" style:family="text">
      <style:text-properties officeooo:rsid="023781ec"/>
    </style:style>
    <style:style style:name="T374" style:family="text">
      <style:text-properties officeooo:rsid="023b1ded"/>
    </style:style>
    <style:style style:name="T375" style:family="text">
      <style:text-properties officeooo:rsid="023b8d50"/>
    </style:style>
    <style:style style:name="T376" style:family="text">
      <style:text-properties officeooo:rsid="023cd2fe"/>
    </style:style>
    <style:style style:name="T377" style:family="text">
      <style:text-properties officeooo:rsid="023f2dc8"/>
    </style:style>
    <style:style style:name="T378" style:family="text">
      <style:text-properties officeooo:rsid="023fad77"/>
    </style:style>
    <style:style style:name="T379" style:family="text">
      <style:text-properties officeooo:rsid="02417c79"/>
    </style:style>
    <style:style style:name="T380" style:family="text">
      <style:text-properties officeooo:rsid="024372c8"/>
    </style:style>
    <style:style style:name="T381" style:family="text">
      <style:text-properties officeooo:rsid="0244ebdc"/>
    </style:style>
    <style:style style:name="T382" style:family="text">
      <style:text-properties officeooo:rsid="0245cb9e"/>
    </style:style>
    <style:style style:name="T383" style:family="text">
      <style:text-properties officeooo:rsid="0246cdb6"/>
    </style:style>
    <style:style style:name="T384" style:family="text">
      <style:text-properties officeooo:rsid="02470359"/>
    </style:style>
    <style:style style:name="T385" style:family="text">
      <style:text-properties officeooo:rsid="0247bfc2"/>
    </style:style>
    <style:style style:name="T386" style:family="text">
      <style:text-properties officeooo:rsid="024b8580"/>
    </style:style>
    <style:style style:name="T387" style:family="text">
      <style:text-properties officeooo:rsid="024dee1d"/>
    </style:style>
    <style:style style:name="T388" style:family="text">
      <style:text-properties officeooo:rsid="024f0927"/>
    </style:style>
    <style:style style:name="T389" style:family="text">
      <style:text-properties officeooo:rsid="024f2d7e"/>
    </style:style>
    <style:style style:name="T390" style:family="text">
      <style:text-properties officeooo:rsid="02531507"/>
    </style:style>
    <style:style style:name="T391" style:family="text">
      <style:text-properties officeooo:rsid="0253af61"/>
    </style:style>
    <style:style style:name="T392" style:family="text">
      <style:text-properties officeooo:rsid="0255adf1"/>
    </style:style>
    <style:style style:name="T393" style:family="text">
      <style:text-properties officeooo:rsid="0256f35d"/>
    </style:style>
    <style:style style:name="T394" style:family="text">
      <style:text-properties officeooo:rsid="02574f26"/>
    </style:style>
    <style:style style:name="T395" style:family="text">
      <style:text-properties officeooo:rsid="02578537"/>
    </style:style>
    <style:style style:name="T396" style:family="text">
      <style:text-properties officeooo:rsid="0258ebe4"/>
    </style:style>
    <style:style style:name="T397" style:family="text">
      <style:text-properties officeooo:rsid="025a52e3"/>
    </style:style>
    <style:style style:name="T398" style:family="text">
      <style:text-properties officeooo:rsid="025bae51"/>
    </style:style>
    <style:style style:name="T399" style:family="text">
      <style:text-properties officeooo:rsid="025d8bb8"/>
    </style:style>
    <style:style style:name="T400" style:family="text">
      <style:text-properties officeooo:rsid="025e19b3"/>
    </style:style>
    <style:style style:name="T401" style:family="text">
      <style:text-properties officeooo:rsid="0260dfc8"/>
    </style:style>
    <style:style style:name="T402" style:family="text">
      <style:text-properties officeooo:rsid="0264fa79"/>
    </style:style>
    <style:style style:name="T403" style:family="text">
      <style:text-properties officeooo:rsid="0266e7e8"/>
    </style:style>
    <style:style style:name="T404" style:family="text">
      <style:text-properties officeooo:rsid="026883a0"/>
    </style:style>
    <style:style style:name="T405" style:family="text">
      <style:text-properties officeooo:rsid="026bb52e"/>
    </style:style>
    <style:style style:name="T406" style:family="text">
      <style:text-properties officeooo:rsid="026c862c"/>
    </style:style>
    <style:style style:name="T407" style:family="text">
      <style:text-properties officeooo:rsid="026fd889"/>
    </style:style>
    <style:style style:name="T408" style:family="text">
      <style:text-properties officeooo:rsid="0270e004"/>
    </style:style>
    <style:style style:name="T409" style:family="text">
      <style:text-properties officeooo:rsid="027208a4"/>
    </style:style>
    <style:style style:name="T410" style:family="text">
      <style:text-properties officeooo:rsid="027375b2"/>
    </style:style>
    <style:style style:name="T411" style:family="text">
      <style:text-properties officeooo:rsid="02755316"/>
    </style:style>
    <style:style style:name="T412" style:family="text">
      <style:text-properties officeooo:rsid="0276b3d1"/>
    </style:style>
    <style:style style:name="T413" style:family="text">
      <style:text-properties officeooo:rsid="027863fc"/>
    </style:style>
    <style:style style:name="T414" style:family="text">
      <style:text-properties officeooo:rsid="0278ebf6"/>
    </style:style>
    <style:style style:name="T415" style:family="text">
      <style:text-properties officeooo:rsid="027ae168"/>
    </style:style>
    <style:style style:name="T416" style:family="text">
      <style:text-properties officeooo:rsid="0280c8fd"/>
    </style:style>
    <style:style style:name="T417" style:family="text">
      <style:text-properties officeooo:rsid="0282a02e"/>
    </style:style>
    <style:style style:name="T418" style:family="text">
      <style:text-properties officeooo:rsid="02850e95"/>
    </style:style>
    <style:style style:name="T419" style:family="text">
      <style:text-properties officeooo:rsid="0285e462"/>
    </style:style>
    <style:style style:name="T420" style:family="text">
      <style:text-properties officeooo:rsid="02875bfd"/>
    </style:style>
    <style:style style:name="T421" style:family="text">
      <style:text-properties officeooo:rsid="0287dea6"/>
    </style:style>
    <style:style style:name="T422" style:family="text">
      <style:text-properties officeooo:rsid="0288d33a"/>
    </style:style>
    <style:style style:name="T423" style:family="text">
      <style:text-properties officeooo:rsid="028af734"/>
    </style:style>
    <style:style style:name="T424" style:family="text">
      <style:text-properties officeooo:rsid="028c7d93"/>
    </style:style>
    <style:style style:name="T425" style:family="text">
      <style:text-properties officeooo:rsid="028dea2e"/>
    </style:style>
    <style:style style:name="T426" style:family="text">
      <style:text-properties officeooo:rsid="028f195c"/>
    </style:style>
    <style:style style:name="T427" style:family="text">
      <style:text-properties officeooo:rsid="02947cad"/>
    </style:style>
    <style:style style:name="T428" style:family="text">
      <style:text-properties officeooo:rsid="0296506f"/>
    </style:style>
    <style:style style:name="T429" style:family="text">
      <style:text-properties officeooo:rsid="02975d3d"/>
    </style:style>
    <style:style style:name="T430" style:family="text">
      <style:text-properties officeooo:rsid="0297d4b7"/>
    </style:style>
    <style:style style:name="T431" style:family="text">
      <style:text-properties officeooo:rsid="0298d524"/>
    </style:style>
    <style:style style:name="T432" style:family="text">
      <style:text-properties officeooo:rsid="029a00fb"/>
    </style:style>
    <style:style style:name="T433" style:family="text">
      <style:text-properties officeooo:rsid="029ab3de"/>
    </style:style>
    <style:style style:name="T434" style:family="text">
      <style:text-properties officeooo:rsid="029fc666"/>
    </style:style>
    <style:style style:name="T435" style:family="text">
      <style:text-properties officeooo:rsid="02a0207d"/>
    </style:style>
    <style:style style:name="T436" style:family="text">
      <style:text-properties officeooo:rsid="02a0eba6"/>
    </style:style>
    <style:style style:name="T437" style:family="text">
      <style:text-properties officeooo:rsid="02a3c029"/>
    </style:style>
    <style:style style:name="T438" style:family="text">
      <style:text-properties officeooo:rsid="02a480d6"/>
    </style:style>
    <style:style style:name="T439" style:family="text">
      <style:text-properties officeooo:rsid="02a72e1f"/>
    </style:style>
    <style:style style:name="T440" style:family="text">
      <style:text-properties officeooo:rsid="02a7f2dd"/>
    </style:style>
    <style:style style:name="T441" style:family="text">
      <style:text-properties officeooo:rsid="02a80bc1"/>
    </style:style>
    <style:style style:name="T442" style:family="text">
      <style:text-properties officeooo:rsid="02a81090"/>
    </style:style>
    <style:style style:name="T443" style:family="text">
      <style:text-properties officeooo:rsid="02a9c1a9"/>
    </style:style>
    <style:style style:name="T444" style:family="text">
      <style:text-properties officeooo:rsid="02ab3026"/>
    </style:style>
    <style:style style:name="T445" style:family="text">
      <style:text-properties officeooo:rsid="02ab8231"/>
    </style:style>
    <style:style style:name="T446" style:family="text">
      <style:text-properties officeooo:rsid="02aba2cd"/>
    </style:style>
    <style:style style:name="T447" style:family="text">
      <style:text-properties officeooo:rsid="02ad4f25"/>
    </style:style>
    <style:style style:name="T448" style:family="text">
      <style:text-properties officeooo:rsid="02ae652e"/>
    </style:style>
    <style:style style:name="T449" style:family="text">
      <style:text-properties officeooo:rsid="02afb351"/>
    </style:style>
    <style:style style:name="T450" style:family="text">
      <style:text-properties officeooo:rsid="02b392ad"/>
    </style:style>
    <style:style style:name="T451" style:family="text">
      <style:text-properties officeooo:rsid="02b3fdc0"/>
    </style:style>
    <style:style style:name="T452" style:family="text">
      <style:text-properties officeooo:rsid="02b5a8b5"/>
    </style:style>
    <style:style style:name="T453" style:family="text">
      <style:text-properties officeooo:rsid="02b6f740"/>
    </style:style>
    <style:style style:name="T454" style:family="text">
      <style:text-properties officeooo:rsid="02b70050"/>
    </style:style>
    <style:style style:name="T455" style:family="text">
      <style:text-properties officeooo:rsid="02ba570e"/>
    </style:style>
    <style:style style:name="T456" style:family="text">
      <style:text-properties officeooo:rsid="02bc5a85"/>
    </style:style>
    <style:style style:name="T457" style:family="text">
      <style:text-properties officeooo:rsid="02bc6123"/>
    </style:style>
    <style:style style:name="T458" style:family="text">
      <style:text-properties officeooo:rsid="02be3a76"/>
    </style:style>
    <style:style style:name="T459" style:family="text">
      <style:text-properties officeooo:rsid="02be592c"/>
    </style:style>
    <style:style style:name="T460" style:family="text">
      <style:text-properties officeooo:rsid="02c029ab"/>
    </style:style>
    <style:style style:name="T461" style:family="text">
      <style:text-properties officeooo:rsid="02c23d76"/>
    </style:style>
    <style:style style:name="T462" style:family="text">
      <style:text-properties officeooo:rsid="02c3748a"/>
    </style:style>
    <style:style style:name="T463" style:family="text">
      <style:text-properties officeooo:rsid="02c50db1"/>
    </style:style>
    <style:style style:name="T464" style:family="text">
      <style:text-properties officeooo:rsid="02c62f73"/>
    </style:style>
    <style:style style:name="T465" style:family="text">
      <style:text-properties officeooo:rsid="02c7608c"/>
    </style:style>
    <style:style style:name="T466" style:family="text">
      <style:text-properties officeooo:rsid="02c82ae8"/>
    </style:style>
    <style:style style:name="T467" style:family="text">
      <style:text-properties officeooo:rsid="02c9947b"/>
    </style:style>
    <style:style style:name="T468" style:family="text">
      <style:text-properties officeooo:rsid="02cc6383"/>
    </style:style>
    <style:style style:name="T469" style:family="text">
      <style:text-properties officeooo:rsid="02d3d7dc"/>
    </style:style>
    <style:style style:name="T470" style:family="text">
      <style:text-properties officeooo:rsid="02d54049"/>
    </style:style>
    <style:style style:name="T471" style:family="text">
      <style:text-properties officeooo:rsid="02d54553"/>
    </style:style>
    <style:style style:name="T472" style:family="text">
      <style:text-properties officeooo:rsid="02d5e565"/>
    </style:style>
    <style:style style:name="T473" style:family="text">
      <style:text-properties officeooo:rsid="02d70f7e"/>
    </style:style>
    <style:style style:name="T474" style:family="text">
      <style:text-properties officeooo:rsid="02d8dfef"/>
    </style:style>
    <style:style style:name="T475" style:family="text">
      <style:text-properties officeooo:rsid="02da21c5"/>
    </style:style>
    <style:style style:name="T476" style:family="text">
      <style:text-properties officeooo:rsid="02dc6f6d"/>
    </style:style>
    <style:style style:name="T477" style:family="text">
      <style:text-properties officeooo:rsid="02dd4c31"/>
    </style:style>
    <style:style style:name="T478" style:family="text">
      <style:text-properties officeooo:rsid="02e14cd3"/>
    </style:style>
    <style:style style:name="T479" style:family="text">
      <style:text-properties officeooo:rsid="02e24d54"/>
    </style:style>
    <style:style style:name="T480" style:family="text">
      <style:text-properties officeooo:rsid="02e39587"/>
    </style:style>
    <style:style style:name="T481" style:family="text">
      <style:text-properties officeooo:rsid="02e4309d"/>
    </style:style>
    <style:style style:name="T482" style:family="text">
      <style:text-properties officeooo:rsid="02e5562d"/>
    </style:style>
    <style:style style:name="T483" style:family="text">
      <style:text-properties officeooo:rsid="02e70810"/>
    </style:style>
    <style:style style:name="T484" style:family="text">
      <style:text-properties officeooo:rsid="02e718e5"/>
    </style:style>
    <style:style style:name="T485" style:family="text">
      <style:text-properties officeooo:rsid="02e78849"/>
    </style:style>
    <style:style style:name="T486" style:family="text">
      <style:text-properties officeooo:rsid="02e81900"/>
    </style:style>
    <style:style style:name="T487" style:family="text">
      <style:text-properties officeooo:rsid="02e9502b"/>
    </style:style>
    <style:style style:name="T488" style:family="text">
      <style:text-properties officeooo:rsid="02e95230"/>
    </style:style>
    <style:style style:name="T489" style:family="text">
      <style:text-properties officeooo:rsid="02ea5541"/>
    </style:style>
    <style:style style:name="T490" style:family="text">
      <style:text-properties officeooo:rsid="02edfd4c"/>
    </style:style>
    <style:style style:name="T491" style:family="text">
      <style:text-properties officeooo:rsid="02efba8c"/>
    </style:style>
    <style:style style:name="T492" style:family="text">
      <style:text-properties officeooo:rsid="02f13b90"/>
    </style:style>
    <style:style style:name="T493" style:family="text">
      <style:text-properties officeooo:rsid="02f25720"/>
    </style:style>
    <style:style style:name="T494" style:family="text">
      <style:text-properties officeooo:rsid="02f4c723"/>
    </style:style>
    <style:style style:name="T495" style:family="text">
      <style:text-properties officeooo:rsid="02f77205"/>
    </style:style>
    <style:style style:name="T496" style:family="text">
      <style:text-properties officeooo:rsid="02f9b2fb"/>
    </style:style>
    <style:style style:name="T497" style:family="text">
      <style:text-properties officeooo:rsid="02f9d941"/>
    </style:style>
    <style:style style:name="T498" style:family="text">
      <style:text-properties officeooo:rsid="02fd4fa9"/>
    </style:style>
    <style:style style:name="T499" style:family="text">
      <style:text-properties officeooo:rsid="02feff95"/>
    </style:style>
    <style:style style:name="T500" style:family="text">
      <style:text-properties officeooo:rsid="02ff412a"/>
    </style:style>
    <style:style style:name="T501" style:family="text">
      <style:text-properties officeooo:rsid="03022c74"/>
    </style:style>
    <style:style style:name="T502" style:family="text">
      <style:text-properties officeooo:rsid="03033736"/>
    </style:style>
    <style:style style:name="T503" style:family="text">
      <style:text-properties officeooo:rsid="030706c4"/>
    </style:style>
    <style:style style:name="T504" style:family="text">
      <style:text-properties officeooo:rsid="03088235"/>
    </style:style>
    <style:style style:name="T505" style:family="text">
      <style:text-properties officeooo:rsid="0309f5fa"/>
    </style:style>
    <style:style style:name="T506" style:family="text">
      <style:text-properties officeooo:rsid="030a0bc2"/>
    </style:style>
    <style:style style:name="T507" style:family="text">
      <style:text-properties officeooo:rsid="030a26fd"/>
    </style:style>
    <style:style style:name="T508" style:family="text">
      <style:text-properties officeooo:rsid="030b6b3f"/>
    </style:style>
    <style:style style:name="T509" style:family="text">
      <style:text-properties officeooo:rsid="030cf90e"/>
    </style:style>
    <style:style style:name="T510" style:family="text">
      <style:text-properties officeooo:rsid="030d0e61"/>
    </style:style>
    <style:style style:name="T511" style:family="text">
      <style:text-properties officeooo:rsid="030ecce4"/>
    </style:style>
    <style:style style:name="T512" style:family="text">
      <style:text-properties officeooo:rsid="03174586"/>
    </style:style>
    <style:style style:name="T513" style:family="text">
      <style:text-properties officeooo:rsid="0317abc9"/>
    </style:style>
    <style:style style:name="T514" style:family="text">
      <style:text-properties officeooo:rsid="031850c9"/>
    </style:style>
    <style:style style:name="T515" style:family="text">
      <style:text-properties officeooo:rsid="031a0f2a"/>
    </style:style>
    <style:style style:name="T516" style:family="text">
      <style:text-properties officeooo:rsid="031ab2e1"/>
    </style:style>
    <style:style style:name="T517" style:family="text">
      <style:text-properties officeooo:rsid="031c56f3"/>
    </style:style>
    <style:style style:name="T518" style:family="text">
      <style:text-properties officeooo:rsid="031e5634"/>
    </style:style>
    <style:style style:name="T519" style:family="text">
      <style:text-properties officeooo:rsid="032090fd"/>
    </style:style>
    <style:style style:name="T520" style:family="text">
      <style:text-properties officeooo:rsid="0322434a"/>
    </style:style>
    <style:style style:name="T521" style:family="text">
      <style:text-properties officeooo:rsid="03229988"/>
    </style:style>
    <style:style style:name="T522" style:family="text">
      <style:text-properties officeooo:rsid="032476ac"/>
    </style:style>
    <style:style style:name="T523" style:family="text">
      <style:text-properties officeooo:rsid="0325ad7e"/>
    </style:style>
    <style:style style:name="T524" style:family="text">
      <style:text-properties officeooo:rsid="0329e61b"/>
    </style:style>
    <style:style style:name="T525" style:family="text">
      <style:text-properties officeooo:rsid="032a5ad4"/>
    </style:style>
    <style:style style:name="T526" style:family="text">
      <style:text-properties officeooo:rsid="032b4840"/>
    </style:style>
    <style:style style:name="T527" style:family="text">
      <style:text-properties officeooo:rsid="032c0e60"/>
    </style:style>
    <style:style style:name="T528" style:family="text">
      <style:text-properties officeooo:rsid="032e7c3a"/>
    </style:style>
    <style:style style:name="T529" style:family="text">
      <style:text-properties officeooo:rsid="033043b5"/>
    </style:style>
    <style:style style:name="T530" style:family="text">
      <style:text-properties officeooo:rsid="0331981b"/>
    </style:style>
    <style:style style:name="T531" style:family="text">
      <style:text-properties officeooo:rsid="03344e14"/>
    </style:style>
    <style:style style:name="T532" style:family="text">
      <style:text-properties officeooo:rsid="03355b68"/>
    </style:style>
    <style:style style:name="T533" style:family="text">
      <style:text-properties officeooo:rsid="0336fb9d"/>
    </style:style>
    <style:style style:name="T534" style:family="text">
      <style:text-properties officeooo:rsid="0338dd14"/>
    </style:style>
    <style:style style:name="T535" style:family="text">
      <style:text-properties officeooo:rsid="03395b79"/>
    </style:style>
    <style:style style:name="T536" style:family="text">
      <style:text-properties officeooo:rsid="033dcadd"/>
    </style:style>
    <style:style style:name="T537" style:family="text">
      <style:text-properties officeooo:rsid="033fe7c7"/>
    </style:style>
    <style:style style:name="T538" style:family="text">
      <style:text-properties officeooo:rsid="03414cd5"/>
    </style:style>
    <style:style style:name="T539" style:family="text">
      <style:text-properties officeooo:rsid="034205c1"/>
    </style:style>
    <style:style style:name="T540" style:family="text">
      <style:text-properties officeooo:rsid="034403d3"/>
    </style:style>
    <style:style style:name="T541" style:family="text">
      <style:text-properties officeooo:rsid="0345c3f9"/>
    </style:style>
    <style:style style:name="T542" style:family="text">
      <style:text-properties officeooo:rsid="03477a0a"/>
    </style:style>
    <style:style style:name="T543" style:family="text">
      <style:text-properties officeooo:rsid="03490ded"/>
    </style:style>
    <style:style style:name="T544" style:family="text">
      <style:text-properties officeooo:rsid="034ad10b"/>
    </style:style>
    <style:style style:name="T545" style:family="text">
      <style:text-properties officeooo:rsid="034c9ea8"/>
    </style:style>
    <style:style style:name="T546" style:family="text">
      <style:text-properties officeooo:rsid="034da792"/>
    </style:style>
    <style:style style:name="T547" style:family="text">
      <style:text-properties officeooo:rsid="03526de2"/>
    </style:style>
    <style:style style:name="T548" style:family="text">
      <style:text-properties officeooo:rsid="035460a5"/>
    </style:style>
    <style:style style:name="T549" style:family="text">
      <style:text-properties officeooo:rsid="0357635d"/>
    </style:style>
    <style:style style:name="T550" style:family="text">
      <style:text-properties officeooo:rsid="03595491"/>
    </style:style>
    <style:style style:name="T551" style:family="text">
      <style:text-properties officeooo:rsid="035ae80d"/>
    </style:style>
    <style:style style:name="T552" style:family="text">
      <style:text-properties officeooo:rsid="035dda1e"/>
    </style:style>
    <style:style style:name="T553" style:family="text">
      <style:text-properties officeooo:rsid="03612787"/>
    </style:style>
    <style:style style:name="T554" style:family="text">
      <style:text-properties officeooo:rsid="0362a127"/>
    </style:style>
    <style:style style:name="T555" style:family="text">
      <style:text-properties officeooo:rsid="03640028"/>
    </style:style>
    <style:style style:name="T556" style:family="text">
      <style:text-properties officeooo:rsid="036574f2"/>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5">r</text:span>onous on-demand communication <text:span text:style-name="T26">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4">CTION</text:span></text:h>
      <text:p text:style-name="P63">One of the defining features of modern times is the widening geographical distribution of software teams (LAST, 2003) <text:span text:style-name="T27">leading to</text:span> what is called Global Software Development (GSD) (GERMAN, 2003; FRYER, 2013; BEGEL, 2013). <text:span text:style-name="T27">Paramount</text:span> example<text:span text:style-name="T27">s stem from the </text:span>free software movement. <text:span text:style-name="T524">P</text:span>rojects and institutions <text:span text:style-name="T28">such as </text:span>Mozilla Foundation ha<text:span text:style-name="T27">ve</text:span> several employees and thousands of voluntar<text:span text:style-name="T547">ies</text:span> <text:span text:style-name="T28">and freelance</text:span> developers distributed across many countries<text:span text:style-name="T523">. The same </text:span><text:span text:style-name="T537">holds</text:span><text:span text:style-name="T523"> for GNOME (GERMAN, 2003), OpenBSD, MySQL or Apache Software Foundation, to cite a few of the most active projects. </text:span><text:span text:style-name="T540">Their c</text:span><text:span text:style-name="T528">ommitment to </text:span><text:span text:style-name="T530">the</text:span><text:span text:style-name="T528"> </text:span><text:span text:style-name="T526">public transparency</text:span><text:span text:style-name="T525"> </text:span><text:span text:style-name="T526">of </text:span><text:span text:style-name="T529">source </text:span><text:span text:style-name="T525">code </text:span><text:span text:style-name="T530">and</text:span><text:span text:style-name="T527"> </text:span><text:span text:style-name="T525">development </text:span><text:span text:style-name="T531">process</text:span><text:span text:style-name="T533">es</text:span><text:span text:style-name="T531"> </text:span><text:span text:style-name="T539">p</text:span><text:span text:style-name="T541">laces</text:span><text:span text:style-name="T535"> them a</text:span><text:span text:style-name="T525">t the</text:span><text:span text:style-name="T536"> global</text:span><text:span text:style-name="T525"> scale of </text:span><text:span text:style-name="T548">the</text:span><text:span text:style-name="T525"> </text:span><text:span text:style-name="T538">open </text:span><text:span text:style-name="T534">Internet</text:span><text:span text:style-name="T531">.</text:span> GSD <text:span text:style-name="T546">has </text:span><text:span text:style-name="T545">also </text:span><text:span text:style-name="T546">seen</text:span> a growing <text:span text:style-name="T546">demand</text:span> in <text:span text:style-name="T546">virtually </text:span>every <text:span text:style-name="T545">other </text:span>niche of the software industry, <text:span text:style-name="T542">e</text:span>ven <text:span text:style-name="T542">among </text:span><text:span text:style-name="T543">traditional companies</text:span><text:span text:style-name="T532"> </text:span><text:span text:style-name="T544">limited to</text:span><text:span text:style-name="T28"> </text:span>proprietary licens<text:span text:style-name="T544">ing</text:span>. This phenomenon is attributed to a variety of factors such as <text:span text:style-name="T27">the opportunity to harness</text:span> <text:span text:style-name="T27">a much </text:span>larger labor pool, <text:span text:style-name="T27">the </text:span><text:span text:style-name="T28">massive</text:span> globalization of software companies <text:span text:style-name="T490">and</text:span> the <text:span text:style-name="T28">search for</text:span> cheaper production <text:span text:style-name="T31">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1">clear </text:span>advantages of GSD, <text:span text:style-name="T31">it is </text:span><text:span text:style-name="T32">often</text:span><text:span text:style-name="T31"> associated to difficult problems </text:span><text:span text:style-name="T29">a</text:span><text:span text:style-name="T31">s series of qualitatively new situations arise. </text:span><text:span text:style-name="T32">F</text:span><text:span text:style-name="T31">or intance, </text:span><text:span text:style-name="T32">the problem</text:span><text:span text:style-name="T30"> of</text:span> coordinat<text:span text:style-name="T30">ing</text:span> and fund<text:span text:style-name="T30">ing</text:span> free software <text:span text:style-name="T30">initiatives </text:span>on a<text:span text:style-name="T36">n expressively</text:span> larger scale than currently practiced <text:span text:style-name="T32">is widely held as </text:span><text:span text:style-name="T30">a tough challenge</text:span>. Distributed teams are <text:span text:style-name="T31">highly</text:span> heterogeneous, <text:span text:style-name="T31">comprising</text:span> not only volunteers and very experienced developers, but also contractors and freelancers from different backgrounds and cultures. <text:span text:style-name="T33">These</text:span> observations are founded on the factors suggested by Carmel (CARMEL, 2001) as main difficulties for GSD: <text:span text:style-name="T33">geographic</text:span>, t<text:span text:style-name="T33">emporal</text:span> and cultural differences. In the case of free or open software projects,<text:span text:style-name="T35"> all </text:span><text:span text:style-name="T37">such</text:span><text:span text:style-name="T35"> factors are </text:span><text:span text:style-name="T34">exacerbated, </text:span><text:span text:style-name="T39">specially given the</text:span><text:span text:style-name="T38"> need to reliably profit in a </text:span><text:span text:style-name="T40">wildly </text:span><text:span text:style-name="T38">heterogeneous environment in order to scale up.</text:span></text:p>
      <text:p text:style-name="P36">Another problem faced by modern software companies and other collectives <text:span text:style-name="T58">is the</text:span> <text:span text:style-name="T58">rise of </text:span>frequen<text:span text:style-name="T58">t </text:span>ineffective meetings, which are seldom focused on the particular interest of any attendant. <text:span text:style-name="T41">As a </text:span>result it has become the norm <text:span text:style-name="T41">to</text:span> <text:span text:style-name="T41">take part</text:span> in too many meetings <text:span text:style-name="T41">with</text:span> <text:span text:style-name="T41">open laptops and flashing mobile gadget</text:span><text:span text:style-name="T59">s</text:span>, which can be unproductive. <text:span text:style-name="T44">S</text:span>oftware developers <text:span text:style-name="T43">have a </text:span><text:span text:style-name="T44">valuable</text:span><text:span text:style-name="T43"> </text:span><text:span text:style-name="T46">creative </text:span><text:span text:style-name="T43">tendenc</text:span><text:span text:style-name="T45">y</text:span><text:span text:style-name="T43"> </text:span><text:span text:style-name="T46">–</text:span> <text:span text:style-name="T43">they find it enjoyable </text:span>to code, to<text:span text:style-name="T42"> be hands-on with </text:span>their project, to do what they are best at. They <text:span text:style-name="T43">despise</text:span> <text:span text:style-name="T43">having </text:span>to forcibly stop for meetings or to do other bureaucratic activities such as writing lengthy reports to justify their funding (THOMPSON, 2012). <text:span text:style-name="T48">In GSD, there is </text:span><text:span text:style-name="T51">a</text:span><text:span text:style-name="T48"> heavier demand on team coordination whic</text:span><text:span text:style-name="T49">h, in the abscence of a proper methodology,</text:span><text:span text:style-name="T48"> can lead to </text:span><text:span text:style-name="T49">excessive</text:span><text:span text:style-name="T48"> </text:span><text:span text:style-name="T51">and ineffective </text:span><text:span text:style-name="T48">on-line meetings </text:span><text:span text:style-name="T52">and bureaucracy</text:span><text:span text:style-name="T51">.</text:span><text:span text:style-name="T48"> </text:span><text:span text:style-name="T57">Intrinsic g</text:span><text:span text:style-name="T52">eographic, </text:span><text:span text:style-name="T48">temporal and cultural differences </text:span><text:span text:style-name="T53">lead to</text:span><text:span text:style-name="T50"> </text:span><text:span text:style-name="T56">unavoidable</text:span><text:span text:style-name="T54"> </text:span><text:span text:style-name="T55">issues</text:span><text:span text:style-name="T54"> such as</text:span><text:span text:style-name="T48"> </text:span><text:span text:style-name="T50">network </text:span><text:span text:style-name="T48">latency, </text:span><text:span text:style-name="T51">call</text:span><text:span text:style-name="T53">ing</text:span><text:span text:style-name="T51"> for a different strategy.</text:span></text:p>
      <text:p text:style-name="P64">To address these matters is the purpose of <text:span text:style-name="T47">the </text:span>AA methodology <text:span text:style-name="T47">reported </text:span><text:span text:style-name="T60">here </text:span><text:span text:style-name="T61">and </text:span><text:span text:style-name="T62">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4">to sample</text:span><text:span text:style-name="T63"> </text:span>the status of their activity. Logging is carried out using a series of <text:span text:style-name="T65">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65"><text:soft-page-break/>Through AA, the community has a methodology and an associated system to help implement and validate the activities of a distributed software team. <text:span text:style-name="T553">Th</text:span><text:span text:style-name="T554">is forms a </text:span><text:span text:style-name="T553">participation architecture (WEST; O'MAHONY 2008)</text:span><text:span text:style-name="T554"> designed</text:span> <text:span text:style-name="T554">to </text:span>legitimize financial support for <text:span text:style-name="T67">scaling up</text:span><text:span text:style-name="T66"> </text:span>the activity of distributed development team<text:span text:style-name="T554">s</text:span>. The AA methodology is specially useful for coordinating distributed and decentralized team work, providing effective means to asynchronously update different team members without the need for synchronous unproductive meetings, <text:span text:style-name="T68">while ensuring baseline productivity</text:span>. </text:p>
      <text:p text:style-name="P34">A brief overview of current work in GSD methodologies related to AA is presented in Section 1. In Section 2 the most relevant characteristics of the AA methodology are outlined; <text:span text:style-name="T69">we report</text:span> an actual use case of AA for coordinating a team of 9 paid developers during the second half of 2011, as well as a broader use case of AA from 2012 to <text:span text:style-name="T70">2014</text:span>. Section 4<text:span text:style-name="T72"> </text:span><text:span text:style-name="T73">lists</text:span> overall conclusions and indicat<text:span text:style-name="T71">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1">o</text:span>n methodologies t<text:span text:style-name="T101">o</text:span> deal with distributed teams of developers. Although this paper focuses on GSD, <text:span text:style-name="T103">many</text:span> of its principles <text:span text:style-name="T103">can be brought back down</text:span> <text:span text:style-name="T101">to</text:span> <text:span text:style-name="T103">the conventional setting of </text:span>smaller teams of developers working at <text:span text:style-name="T103">nearly the</text:span> same place, timezone and with minor cultural differences, depending on the specific context and demands. Moreover, ‘distributed development’ is generally <text:span text:style-name="T104">regarded</text:span> as being global, which is not <text:span text:style-name="T105">always </text:span>true. For instance, AA has been effectively applied to team<text:span text:style-name="T106">s</text:span> whose members live in the same city but work at different timeframes <text:span text:style-name="T106">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3">distributed </text:span><text:span text:style-name="T102">GSD</text:span> methodologies is beyond the scope of this paper; this section presents <text:span text:style-name="T107">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8">individual</text:span> and ethnic values are common <text:span text:style-name="T108">dimensions</text:span> <text:span text:style-name="T108">impacting</text:span> such distance. Some companies prefer to allocate development units <text:span text:style-name="T110">to</text:span> <text:span text:style-name="T185">foreign</text:span> locations <text:span text:style-name="T112">with</text:span> minim<text:span text:style-name="T109">um</text:span> cultural <text:span text:style-name="T111">variance</text:span>, e.g., an American company may prefer Ireland due to spoken language similarity (CARMEL, 2001). Third, temporal distance hampers synchronous communications <text:span text:style-name="T115">such as</text:span> telephone or video conferences. Units of developers working on different time-zones are concerned with managing their agenda <text:span text:style-name="T114">in the face of</text:span><text:span text:style-name="T116"> </text:span>temporal <text:span text:style-name="T113">dissimilarity</text:span>. </text:p>
      <text:p text:style-name="P34">Targeting geographical distance, Carmel (CARMEL, 2001) suggests a strategy to <text:span text:style-name="T118">mitigate </text:span><text:span text:style-name="T119">reliance on</text:span> <text:span text:style-name="T117">synchronous </text:span>collaboration. His approach divides the software <text:soft-page-break/>life-cycle into levels of complexity, <text:span text:style-name="T120">each </text:span>ha<text:span text:style-name="T120">ving</text:span> a degree of collaboration. For example, some developers working on a project with high collaboration <text:span text:style-name="T120">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1">o</text:span>n time-zones <text:span text:style-name="T121">of</text:span> developers <text:span text:style-name="T121">distributed over </text:span>6 countries <text:span text:style-name="T122">from </text:span>3 <text:span text:style-name="T123">different </text:span>continents.</text:p>
      <text:p text:style-name="P39">In considering free software projects, similar factors are present and <text:span text:style-name="T124">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5">within</text:span> which other developers can work on independent tasks, along other responsibilities. <text:span text:style-name="T127">A</text:span>ll development <text:span text:style-name="T126">i</text:span><text:span text:style-name="T127">s carried out</text:span> using <text:span text:style-name="T126">modern standard </text:span><text:span text:style-name="T129">free software engineering tools</text:span><text:span text:style-name="T126">: </text:span>a bugtracker for bug and issue management, mail<text:span text:style-name="T126">ing</text:span> lists and Internet Relay Chat (IRC) for discussion and communication, and a version control system like Git or Mercuria<text:span text:style-name="T128">l</text:span>. Periodic (commonly yearly) conferences like GUADEC <text:span text:style-name="T130">are held</text:span> for face-to-face meetings and <text:span text:style-name="T131">are</text:span> <text:span text:style-name="T130">hosted</text:span> in a different <text:span text:style-name="T129">location</text:span> each time, <text:span text:style-name="T132">a </text:span>common <text:span text:style-name="T132">practice </text:span>on <text:span text:style-name="T132">other</text:span> free and open source projects.</text:p>
      <text:p text:style-name="P40"><text:span text:style-name="T132">Other major free and open sou</text:span><text:span text:style-name="T133">r</text:span><text:span text:style-name="T132">ce projects </text:span><text:span text:style-name="T134">employ similar development strategies and tools, with </text:span><text:span text:style-name="T135">relatively </text:span><text:span text:style-name="T134">minor variations. </text:span><text:span text:style-name="T136">The </text:span><text:span text:style-name="T135">Scilab </text:span><text:span text:style-name="T136">team</text:span><text:span text:style-name="T135">, </text:span><text:span text:style-name="T136">who need</text:span><text:span text:style-name="T138">s</text:span><text:span text:style-name="T136"> to tackle </text:span><text:span text:style-name="T135">a</text:span><text:span text:style-name="T136"> </text:span><text:span text:style-name="T156">complex</text:span><text:span text:style-name="T132"> </text:span><text:span text:style-name="T136">software system </text:span><text:span text:style-name="T138">related to Matlab</text:span><text:span text:style-name="T136">, employ</text:span><text:span text:style-name="T137">s</text:span><text:span text:style-name="T136"> </text:span><text:span text:style-name="T145">similar</text:span><text:span text:style-name="T137"> </text:span><text:span text:style-name="T136">software engineering tools as GNOME but focus</text:span><text:span text:style-name="T137">es</text:span><text:span text:style-name="T136"> on Git and code reviews. </text:span><text:span text:style-name="T138">There is a</text:span><text:span text:style-name="T157">lso a</text:span><text:span text:style-name="T138"> </text:span><text:span text:style-name="T139">yearly periodic </text:span><text:span text:style-name="T138">conference ScilabTEC </text:span><text:span text:style-name="T146">in addition to adhoc meetings with freelancers</text:span><text:span text:style-name="T138">. </text:span><text:span text:style-name="T160">Major</text:span><text:span text:style-name="T158"> development-related modifications to</text:span><text:span text:style-name="T140"> </text:span><text:span text:style-name="T157">Scilab </text:span><text:span text:style-name="T158">are proposed </text:span><text:span text:style-name="T159">by the greater community through</text:span><text:span text:style-name="T158"> Scilab </text:span><text:span text:style-name="T157">enhancement proposals </text:span><text:span text:style-name="T158">– SEPs, which are requests for enchancements augmented with design proposals</text:span><text:span text:style-name="T140">. </text:span></text:p>
      <text:p text:style-name="P8"><text:span text:style-name="T140"><text:tab/></text:span><text:span text:style-name="T148">We have collaborated with Scilab directly as individual developers, </text:span><text:span text:style-name="T161">through Google Summer of Code,</text:span><text:span text:style-name="T148"> and through a</text:span><text:span text:style-name="T140">n instance of freelance </text:span><text:span text:style-name="T144">development</text:span><text:span text:style-name="T140"> </text:span><text:span text:style-name="T142">funded</text:span><text:span text:style-name="T140"> </text:span><text:span text:style-name="T496">by</text:span><text:span text:style-name="T141"> </text:span><text:span text:style-name="T496">the </text:span><text:span text:style-name="T141">Fr</text:span><text:span text:style-name="T496">ench</text:span><text:span text:style-name="T140"> </text:span><text:span text:style-name="T496">company </text:span><text:span text:style-name="T140">Scilab Enterprises to our collective Lab Macambira </text:span><text:span text:style-name="T149">and universities</text:span><text:span text:style-name="T140"> </text:span><text:span text:style-name="T141">in Brazil</text:span><text:span text:style-name="T145">.</text:span><text:span text:style-name="T140"> </text:span><text:span text:style-name="T150">Freelance d</text:span><text:span text:style-name="T147">evelopment </text:span><text:span text:style-name="T140">was </text:span><text:span text:style-name="T143">centered on</text:span><text:span text:style-name="T141"> implemented feature</text:span><text:span text:style-name="T142">s</text:span><text:span text:style-name="T150"> – main developers set the desired features to be implemented, and the freelancers stipulate a price to be charged per feature. </text:span><text:span text:style-name="T152">Some payment </text:span><text:span text:style-name="T162">was</text:span><text:span text:style-name="T152"> anticipated before the work starts, and the other half</text:span><text:span text:style-name="T151"> </text:span><text:span text:style-name="T152">secured </text:span><text:span text:style-name="T151">only when the features ha</text:span><text:span text:style-name="T162">d</text:span><text:span text:style-name="T151"> been </text:span><text:span text:style-name="T153">fully </text:span><text:span text:style-name="T151">implemented. </text:span><text:span text:style-name="T154">Deadlines were motivated by payment or els</text:span><text:span text:style-name="T155">e</text:span><text:span text:style-name="T154"> set according to milestones for the next release. </text:span><text:span text:style-name="T173">The development process</text:span><text:span text:style-name="T162"> w</text:span><text:span text:style-name="T173">as</text:span><text:span text:style-name="T162"> </text:span><text:span text:style-name="T178">otherwise </text:span><text:span text:style-name="T162">losely managed </text:span><text:span text:style-name="T173">and undocumented</text:span><text:span text:style-name="T162">, </text:span><text:span text:style-name="T179">s</text:span><text:span text:style-name="T180">o</text:span><text:span text:style-name="T179"> that</text:span><text:span text:style-name="T173"> </text:span><text:span text:style-name="T174">ambitious</text:span><text:span text:style-name="T173"> </text:span><text:span text:style-name="T176">goals</text:span><text:span text:style-name="T173"> </text:span><text:span text:style-name="T183">were avoided due to </text:span><text:span text:style-name="T181">the </text:span><text:span text:style-name="T182">risk</text:span><text:span text:style-name="T181"> of</text:span><text:span text:style-name="T173"> no payment nor</text:span><text:span text:style-name="T175"> side products </text:span><text:span text:style-name="T184">of hard work</text:span><text:span text:style-name="T177">.</text:span></text:p>
      <text:p text:style-name="P9"><text:span text:style-name="T162"><text:tab/></text:span><text:span text:style-name="T192">Most other</text:span><text:span text:style-name="T170"> </text:span><text:span text:style-name="T193">major free and open source </text:span><text:span text:style-name="T186">software such as Blender for 3D modeling, the </text:span><text:span text:style-name="T162">PureData real-time multimedia programming </text:span><text:span text:style-name="T163">project</text:span><text:span text:style-name="T162"> </text:span><text:span text:style-name="T166">and the VXL computer vision libraries, </text:span><text:span text:style-name="T184">all </text:span><text:span text:style-name="T166">of </text:span><text:span text:style-name="T163">which we have </text:span><text:span text:style-name="T167">helped </text:span><text:span text:style-name="T166">develop</text:span><text:span text:style-name="T163">, </text:span><text:span text:style-name="T164">employ the aforementioned tools </text:span><text:span text:style-name="T165">except for</text:span><text:span text:style-name="T164"> codereview. </text:span><text:span text:style-name="T170">Similar to GNOME, t</text:span><text:span text:style-name="T169">he</text:span><text:span text:style-name="T189">se</text:span><text:span text:style-name="T169"> software </text:span><text:soft-page-break/><text:span text:style-name="T189">systems</text:span><text:span text:style-name="T169"> </text:span><text:span text:style-name="T189">are</text:span><text:span text:style-name="T169"> </text:span><text:span text:style-name="T187">stable enough to be </text:span><text:span text:style-name="T169">well</text:span><text:span text:style-name="T188"> </text:span><text:span text:style-name="T169">organized into conceptual modules and file </text:span><text:span text:style-name="T169">structure, enabling most changes </text:span><text:span text:style-name="T191">and communication</text:span><text:span text:style-name="T169"> to be localized </text:span><text:span text:style-name="T171">to module </text:span><text:span text:style-name="T171">maintainers or past committers</text:span><text:span text:style-name="T169">. </text:span><text:span text:style-name="T168">C</text:span><text:span text:style-name="T172">ollective</text:span><text:span text:style-name="T168"> goals and major changes are coordinated directly via e-mail and IRC with the appropriate module </text:span><text:span text:style-name="T190">maintainer</text:span><text:span text:style-name="T168">.</text:span></text:p>
      <text:p text:style-name="P10"><text:span text:style-name="T168"><text:tab/></text:span><text:span text:style-name="T195">The </text:span><text:span text:style-name="T196">big </text:span><text:span text:style-name="T202">problem </text:span><text:span text:style-name="T224">with</text:span><text:span text:style-name="T199"> </text:span><text:span text:style-name="T196">the </text:span><text:span text:style-name="T204">above </text:span><text:span text:style-name="T197">development</text:span><text:span text:style-name="T198"> </text:span><text:span text:style-name="T205">approach</text:span><text:span text:style-name="T206">es</text:span><text:span text:style-name="T205"> is</text:span><text:span text:style-name="T199"> </text:span><text:span text:style-name="T202">that, to this date, </text:span><text:span text:style-name="T197">fre</text:span><text:span text:style-name="T201">e</text:span><text:span text:style-name="T197"> and open source </text:span><text:span text:style-name="T207">development </text:span><text:span text:style-name="T202">models</text:span><text:span text:style-name="T197"> </text:span><text:span text:style-name="T202">have not managed </text:span><text:span text:style-name="T203">to </text:span><text:span text:style-name="T212">consistently</text:span><text:span text:style-name="T202"> </text:span><text:span text:style-name="T203">scale </text:span><text:span text:style-name="T224">up</text:span><text:span text:style-name="T203"> production levels </text:span><text:span text:style-name="T213">to match</text:span><text:span text:style-name="T208"> </text:span><text:span text:style-name="T221">top quality</text:span><text:span text:style-name="T211"> </text:span><text:span text:style-name="T196">traditional closed-source software </text:span><text:span text:style-name="T202">in </text:span><text:span text:style-name="T209">many </text:span><text:span text:style-name="T210">important</text:span><text:span text:style-name="T200"> niches</text:span><text:span text:style-name="T196">. </text:span><text:span text:style-name="T556">E</text:span><text:span text:style-name="T215">xamples include producing professional-grade</text:span><text:span text:style-name="T225"> </text:span><text:span text:style-name="T215">multimedia applications </text:span><text:span text:style-name="T216">through the current free software developmen</text:span><text:span text:style-name="T226">t</text:span><text:span text:style-name="T216"> model</text:span><text:span text:style-name="T215"> such as nonlinear video editors,</text:span><text:span text:style-name="T217"> complex videogames, </text:span><text:span text:style-name="T222">high throughput </text:span><text:span text:style-name="T223">real-time video</text:span><text:span text:style-name="T222"> applications,</text:span><text:span text:style-name="T218"> </text:span><text:span text:style-name="T220">interactive </text:span><text:span text:style-name="T219">music synthesizers, </text:span><text:span text:style-name="T232">and scientific visualizers </text:span><text:span text:style-name="T233">(</text:span><text:span text:style-name="T232">Matlab, Mathematica and Maple</text:span><text:span text:style-name="T233">)</text:span><text:span text:style-name="T215">.</text:span><text:span text:style-name="T196"> </text:span><text:span text:style-name="T211">The</text:span><text:span text:style-name="T195"> </text:span><text:span text:style-name="T230">simple</text:span><text:span text:style-name="T227"> and direct </text:span><text:span text:style-name="T195">way</text:span><text:span text:style-name="T214">s in which</text:span><text:span text:style-name="T195"> the proposed methodology</text:span><text:span text:style-name="T194"> </text:span><text:span text:style-name="T195">improves upon </text:span><text:span text:style-name="T504">the aforementioned</text:span><text:span text:style-name="T195"> </text:span><text:span text:style-name="T504">previous</text:span><text:span text:style-name="T497"> </text:span><text:span text:style-name="T194">approaches</text:span><text:span text:style-name="T231"> </text:span><text:span text:style-name="T228">to </text:span><text:span text:style-name="T229">promote</text:span><text:span text:style-name="T228"> funding and productivity </text:span><text:span text:style-name="T195">is</text:span><text:span text:style-name="T194"> </text:span><text:span text:style-name="T195">discussed in Section 3. </text:span><text:span text:style-name="T503">When properly employed </text:span><text:span text:style-name="T505">in conjunction with </text:span><text:span text:style-name="T511">existing </text:span><text:span text:style-name="T505">approaches</text:span><text:span text:style-name="T503">, t</text:span><text:span text:style-name="T498">he mechanisms</text:span><text:span text:style-name="T500"> </text:span><text:span text:style-name="T504">underlying AA </text:span><text:span text:style-name="T509">can </text:span><text:span text:style-name="T507">help</text:span><text:span text:style-name="T506"> </text:span><text:span text:style-name="T503">c</text:span><text:span text:style-name="T502">reat</text:span><text:span text:style-name="T503">e</text:span><text:span text:style-name="T501"> </text:span><text:span text:style-name="T522">more </text:span><text:span text:style-name="T498">viable business models for large-scale free softwar</text:span><text:span text:style-name="T500">e production,</text:span><text:span text:style-name="T499"> </text:span><text:span text:style-name="T512">attracting </text:span><text:span text:style-name="T514">the </text:span><text:span text:style-name="T519">key </text:span><text:span text:style-name="T520">parties</text:span><text:span text:style-name="T514"> of </text:span><text:span text:style-name="T499">sponsors </text:span><text:span text:style-name="T512">and </text:span><text:span text:style-name="T513">contributors</text:span><text:span text:style-name="T512"> </text:span><text:span text:style-name="T555">to projects </text:span><text:span text:style-name="T498">(</text:span><text:span text:style-name="T512">S</text:span><text:span text:style-name="T521">ANTOS</text:span><text:span text:style-name="T512">; </text:span><text:span text:style-name="T518">N</text:span><text:span text:style-name="T521">ELSON</text:span><text:span text:style-name="T518"> 2010; </text:span><text:span text:style-name="T521">SANTOS </text:span><text:span text:style-name="T23">et al.,</text:span><text:span text:style-name="T521"> 2013</text:span><text:span text:style-name="T498">). </text:span><text:span text:style-name="T508">This is confirmed by </text:span><text:span text:style-name="T510">our </text:span><text:span text:style-name="T508">experiments.</text:span></text:p>
      <text:h text:style-name="P62" text:outline-level="1">2. THE AA METHODOLOGY</text:h>
      <text:p text:style-name="P6"><text:tab/>Some of the strategies for GSD mentioned in the previous section are based on </text:p>
      <text:p text:style-name="P23">complex methodologies, many <text:span text:style-name="T234">of which </text:span>were <text:span text:style-name="T234">created</text:span> for a specific company or software center. This section describes an alternative methodology based on a simple <text:span text:style-name="T235">and generally applicable </text:span>idea: s<text:span text:style-name="T236">hort</text:span> sessions <text:span text:style-name="T238">of focused work</text:span> <text:span text:style-name="T237">periodically</text:span><text:span text:style-name="T236"> </text:span>logged by a computational tool. Figure 1 summarizes th<text:span text:style-name="T239">e</text:span> methodology. <text:span text:style-name="T341">It is important to</text:span> <text:span text:style-name="T341">stress </text:span><text:span text:style-name="T340">that </text:span><text:span text:style-name="T342">AA is a</text:span><text:span text:style-name="T345">n adaptable</text:span><text:span text:style-name="T342"> methodology </text:span><text:span text:style-name="T348">that</text:span><text:span text:style-name="T346"> </text:span><text:span text:style-name="T349">needs to be</text:span><text:span text:style-name="T342"> </text:span><text:span text:style-name="T343">judiciously </text:span><text:span text:style-name="T342">customize</text:span><text:span text:style-name="T343">d </text:span><text:span text:style-name="T348">in practice</text:span><text:span text:style-name="T346">, </text:span><text:span text:style-name="T343">at </text:span><text:span text:style-name="T338">the </text:span><text:span text:style-name="T337">service of </text:span><text:span text:style-name="T347">bottomline</text:span><text:span text:style-name="T337"> </text:span><text:span text:style-name="T339">team </text:span><text:span text:style-name="T344">productivity</text:span><text:span text:style-name="T336">.</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1"><text:s/>the</text:span> <text:span text:style-name="T240">usage of AA</text:span>; <text:s/><text:span text:style-name="T21">ii.</text:span><text:span text:style-name="T246"> </text:span><text:span text:style-name="T247">f</text:span><text:span text:style-name="T20">unctionality </text:span><text:span text:style-name="T22">– </text:span><text:s/><text:span text:style-name="T243">the</text:span><text:span text:style-name="T242"> </text:span><text:span text:style-name="T244">design goals</text:span><text:span text:style-name="T243"> </text:span><text:span text:style-name="T244">of </text:span><text:span text:style-name="T243">the </text:span><text:span text:style-name="T241">system;</text:span> <text:span text:style-name="T21">iii.</text:span><text:span text:style-name="T246"> </text:span><text:span text:style-name="T248">p</text:span><text:span text:style-name="T20">otentialities </text:span><text:span text:style-name="T22">– </text:span><text:span text:style-name="T248">end benefits</text:span> <text:span text:style-name="T245">of </text:span>AA <text:span text:style-name="T241">to</text:span> <text:span text:style-name="T245">team </text:span><text:span text:style-name="T248">context</text:span><text:span text:style-name="T245">.</text:span></text:p>
      <text:h text:style-name="P58" text:outline-level="2"><text:soft-page-break/></text:h>
      <text:h text:style-name="P58" text:outline-level="2">2.1 THE AA SESSION</text:h>
      <text:p text:style-name="P34"/>
      <text:p text:style-name="P44"><text:span text:style-name="T4">“</text:span><text:span text:style-name="T254">Central to our feelings of awareness is the sensation of the progression of time.” </text:span></text:p>
      <text:p text:style-name="P53"><text:span text:style-name="T255">– </text:span><text:span text:style-name="T257">Sir </text:span><text:span text:style-name="T255">Roger Penrose</text:span></text:p>
      <text:p text:style-name="P34"/>
      <text:p text:style-name="P41">From the developer<text:span text:style-name="T260">s</text:span>’ perspective, the AA methodology is based on<text:span text:style-name="T261"> </text:span><text:span text:style-name="T265">publishing</text:span><text:span text:style-name="T259"> </text:span>high level <text:span text:style-name="T264">individual</text:span><text:span text:style-name="T251"> </text:span>reports<text:span text:style-name="T250"> </text:span>of what <text:span text:style-name="T260">they are</text:span> doing <text:span text:style-name="T282">o</text:span>n a specific period of time, <text:span text:style-name="T258">quantized </text:span><text:span text:style-name="T262">into short</text:span><text:span text:style-name="T258"> </text:span><text:span text:style-name="T261">timeslots </text:span><text:span text:style-name="T262">and aggregated at various levels</text:span><text:span text:style-name="T261">. </text:span><text:span text:style-name="T268">Production </text:span><text:span text:style-name="T269">status </text:span><text:span text:style-name="T268">during a</text:span><text:span text:style-name="T267"> t</text:span><text:span text:style-name="T263">imeslot</text:span><text:span text:style-name="T266"> </text:span><text:span text:style-name="T268">is</text:span><text:span text:style-name="T266"> sampled</text:span><text:span text:style-name="T263"> through </text:span><text:span text:style-name="T258">so-</text:span><text:span text:style-name="T252">called</text:span> micrologs or AA shouts. <text:span text:style-name="T269">T</text:span>h<text:span text:style-name="T253">e</text:span> timeframe <text:span text:style-name="T253">between micrologs, </text:span><text:span text:style-name="T270">the timeslot </text:span><text:span text:style-name="T272">size</text:span><text:span text:style-name="T270">,</text:span><text:span text:style-name="T253"> </text:span>can <text:span text:style-name="T249">range</text:span> between 5 to 15 minutes in our proposed practice <text:span text:style-name="T334">– <text:s/>can be adjusted </text:span>depending on what is most convenient for <text:span text:style-name="T335">each </text:span>developer and the team. An AA Session <text:span text:style-name="T276">is a </text:span><text:span text:style-name="T277">larger</text:span> <text:span text:style-name="T283">unit of </text:span>focused continuous work, lasting about 2 hours in our proposed regime, <text:span text:style-name="T275">quantized into</text:span><text:span text:style-name="T278"> </text:span><text:span text:style-name="T271">timeslots</text:span>. <text:span text:style-name="T273">During this time, </text:span><text:span text:style-name="T332">each</text:span> developer<text:span text:style-name="T356"> </text:span>issues a collection of <text:span text:style-name="T274">AA shouts </text:span><text:span text:style-name="T355">on whatever she wishes to share</text:span><text:span text:style-name="T274">, </text:span><text:span text:style-name="T281">normally</text:span><text:span text:style-name="T279"> </text:span><text:span text:style-name="T280">once</text:span><text:span text:style-name="T279"> per timeslot</text:span>.<text:span text:style-name="T333"> </text:span><text:span text:style-name="T359">Developers have</text:span><text:span text:style-name="T358"> the option to</text:span> set reminders or <text:span text:style-name="T357">AA </text:span>alerts to show up when it is time to <text:span text:style-name="T285">micro</text:span><text:span text:style-name="T284">log.</text:span></text:p>
      <text:p text:style-name="P11"><text:tab/>The objective of the <text:span text:style-name="T288">discretized </text:span>timeframe and <text:span text:style-name="T289">flexible</text:span> alert scheme is to minimize developer overhead during his AA sess<text:span text:style-name="T289">ion and to </text:span><text:span text:style-name="T291">reduce</text:span><text:span text:style-name="T289"> </text:span><text:span text:style-name="T291">noise</text:span><text:span text:style-name="T289"> </text:span><text:span text:style-name="T291">in</text:span><text:span text:style-name="T289"> the published informati</text:span>on. <text:span text:style-name="T290">T</text:span>he developer can issue <text:span text:style-name="T292">meaningful </text:span>microlog<text:span text:style-name="T355">s</text:span> while staying maximally focuse<text:span text:style-name="T287">d </text:span>on his code. Each microlog <text:span text:style-name="T293">is usually </text:span>sent directly to an on-lin<text:span text:style-name="T286">e A</text:span>A server, or stored locally in a temporary database for sending/pushing later on. This enables offline micrologging and periodic alerting. </text:p>
      <text:p text:style-name="P34"><text:span text:style-name="T294">Each d</text:span>eveloper optionally record<text:span text:style-name="T294">s</text:span> a brief video screencast at the end of <text:span text:style-name="T294">her</text:span> session summarizing what has been done, explaining <text:span text:style-name="T294">her</text:span> goals and challenges in <text:span text:style-name="T294">her</text:span> own words and show<text:span text:style-name="T296">casing</text:span> h<text:span text:style-name="T295">er</text:span> most important results. This is similar to the video logging system in the <text:span text:style-name="T360">film</text:span> Avatar, although it is clear, from <text:span text:style-name="T297">our </text:span>July 2011 <text:span text:style-name="T297">G</text:span>it repositories and online wiki, that we have used this powerful concept in AA independentl<text:span text:style-name="T299">y </text:span><text:span text:style-name="T361">of its appearance in mass media</text:span>. <text:span text:style-name="T362">Furthermore</text:span>, <text:span text:style-name="T298">screencasting</text:span> typically captures actual workflow <text:span text:style-name="T362">on</text:span> the computer screen, <text:span text:style-name="T300">going beyond videologging </text:span><text:span text:style-name="T363">in the context of software engineering</text:span>. <text:span text:style-name="T367">When </text:span>combined with the textual log of the AA Session, <text:span text:style-name="T367">screencasting </text:span>renders the final report more understandable <text:span text:style-name="T364">by</text:span> the individual developer himself <text:span text:style-name="T366">(increasing self awareness)</text:span><text:span text:style-name="T365"> </text:span>and to other people <text:span text:style-name="T301">interested in</text:span> his production <text:span text:style-name="T368">(increasing </text:span><text:span text:style-name="T369">social</text:span><text:span text:style-name="T368">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4">.” </text:span></text:p>
      <text:p text:style-name="P54"><text:span text:style-name="T255">– </text:span><text:span text:style-name="T256">Gottfried Leibniz</text:span></text:p>
      <text:p text:style-name="P34"/>
      <text:p text:style-name="P34">All AA reports <text:span text:style-name="T302">generated</text:span> by the develop<text:span text:style-name="T302">ment team</text:span> are <text:span text:style-name="T371">continuously</text:span> sent to a <text:span text:style-name="T304">w</text:span>eb server<text:span text:style-name="T373"> </text:span>and <text:span text:style-name="T350">are</text:span> publicly aggregated on <text:span text:style-name="T374">a </text:span><text:span text:style-name="T370">dashboard</text:span><text:span text:style-name="T371"> </text:span><text:span text:style-name="T303">w</text:span>e<text:span text:style-name="T372">bsite</text:span> called pAAnel (Figure 2). It is then possible for manager<text:span text:style-name="T306">s</text:span> or <text:span text:style-name="T305">fellow</text:span> developer<text:span text:style-name="T306">s</text:span> to <text:span text:style-name="T375">easily </text:span>follow the work of a<text:span text:style-name="T351">ny</text:span> given developer, nearly real-time, reading <text:span text:style-name="T309">the </text:span>small reports or micrologs of what <text:span text:style-name="T307">she</text:span> is working on <text:span text:style-name="T308">and how</text:span>.</text:p>
      <text:p text:style-name="P42"><text:span text:style-name="T352">It </text:span><text:span text:style-name="T354">is </text:span><text:span text:style-name="T376">moreover </text:span><text:span text:style-name="T352">possible</text:span> to <text:span text:style-name="T316">lookup</text:span> older sessions to check when certain tasks were carried out, <text:span text:style-name="T353">or </text:span><text:span text:style-name="T354">analyze </text:span>the comments of the developer about <text:span text:style-name="T312">her</text:span><text:span text:style-name="T310"> </text:span><text:span text:style-name="T312">creative </text:span>process <text:span text:style-name="T312">in</text:span><text:span text:style-name="T310"> </text:span><text:span text:style-name="T311">tackling a hard problem</text:span>. Since each AA microlog happens in a very short <text:soft-page-break/><text:span text:style-name="T313">timeslot</text:span>, the information about what was done – specially <text:span text:style-name="T20">how</text:span> it was done – becomes easy to understand, as opposed to a<text:span text:style-name="T315"> less dynamic</text:span> report <text:span text:style-name="T314">at</text:span> the end of a session. <text:span text:style-name="T317">This </text:span><text:span text:style-name="T379">is </text:span><text:span text:style-name="T388">incidentally </text:span><text:span text:style-name="T389">exploiting the</text:span><text:span text:style-name="T382"> </text:span><text:span text:style-name="T378">classic </text:span><text:span text:style-name="T389">concept of </text:span><text:span text:style-name="T317">time journal</text:span><text:span text:style-name="T385">s </text:span><text:span text:style-name="T549">– </text:span><text:span text:style-name="T317"><text:s/></text:span><text:span text:style-name="T381">which </text:span><text:span text:style-name="T383">also</text:span><text:span text:style-name="T381"> </text:span><text:span text:style-name="T386">happen to be </text:span><text:span text:style-name="T549">naturally</text:span><text:span text:style-name="T381"> </text:span><text:span text:style-name="T384">split</text:span><text:span text:style-name="T381"> up into 15 min</text:span><text:span text:style-name="T387">ute</text:span><text:span text:style-name="T381"> timeslots</text:span><text:span text:style-name="T378"> </text:span><text:span text:style-name="T377">(Bliss</text:span><text:span text:style-name="T317">, </text:span><text:span text:style-name="T380">1987) </text:span><text:span text:style-name="T549">– on a </text:span><text:span text:style-name="T550"><text:s/></text:span><text:span text:style-name="T549">social </text:span><text:span text:style-name="T551">level</text:span><text:span text:style-name="T380">.</text:span></text:p>
      <text:p text:style-name="P42">In the current version of the AA server infrastructure, the aggregating website allows the developer to attach a link <text:span text:style-name="T318">to</text:span> <text:span text:style-name="T321">her</text:span> screencast <text:span text:style-name="T321">for </text:span>each <text:span text:style-name="T318">worked </text:span>session. <text:span text:style-name="T325">Aggregating s</text:span>creencasts <text:span text:style-name="T325">is</text:span> specially useful whe<text:span text:style-name="T321">n </text:span><text:span text:style-name="T319">microloging</text:span> <text:span text:style-name="T319">w</text:span><text:span text:style-name="T320">as </text:span><text:span text:style-name="T322">deliberately</text:span> <text:span text:style-name="T319">rushed</text:span>, <text:span text:style-name="T321">e.g., </text:span>the developer <text:span text:style-name="T324">had to</text:span><text:span text:style-name="T323">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7">The </text:span>AA Report Agregator V. 0.1 <text:span text:style-name="T327">front page </text:span><text:span text:style-name="T328">displaying the</text:span><text:span text:style-name="T327"> </text:span><text:span text:style-name="T328">l</text:span><text:span text:style-name="T326">atest</text:span> <text:span text:style-name="T326">AA messages </text:span>of users hybrid, filter0, v1z <text:span text:style-name="T327">and</text:span> aut0mata <text:span text:style-name="T328">on distributed</text:span> activities <text:span text:style-name="T327">for</text:span> a <text:span text:style-name="T329">range</text:span> of <text:span text:style-name="T330">gobally</text:span> collaborating entities <text:span text:style-name="T328">(L</text:span>abMacambira.sf.net, IPRJ/UERJ, IFT/UNESP, IFSC/USP, OPW/Mozilla, Pula Pirata Comics, <text:span text:style-name="T328">Inc.</text:span>). Each message i<text:span text:style-name="T331">s</text:span> <text:span text:style-name="T331">an AA </text:span>shout which, <text:span text:style-name="T390">when </text:span>grouped, <text:span text:style-name="T331">constitutes</text:span> an AA session. </text:p>
      <text:h text:style-name="P59" text:outline-level="2">2.3 PEER VALIDATION</text:h>
      <text:p text:style-name="P43">No set bosses or leaders are required in an ideal application <text:span text:style-name="T391">of </text:span>the AA methodology. <text:span text:style-name="T404">I</text:span>n practice, the <text:span text:style-name="T395">need for</text:span> bosses <text:span text:style-name="T393">and </text:span><text:span text:style-name="T394">administrative </text:span><text:span text:style-name="T396">overhead</text:span> <text:span text:style-name="T396">is</text:span> <text:span text:style-name="T397">greatly </text:span><text:span text:style-name="T392">reduced</text:span><text:span text:style-name="T400"> </text:span><text:span text:style-name="T401">and made flexible </text:span><text:span text:style-name="T398">due to </text:span><text:span text:style-name="T405">the </text:span><text:span text:style-name="T403">self-regulating</text:span><text:span text:style-name="T398"> mechanisms of the </text:span><text:span text:style-name="T402">approach</text:span><text:span text:style-name="T398">. </text:span><text:span text:style-name="T399">H</text:span>ence the name <text:span text:style-name="T406">'</text:span>Algorithmic Autoregulation<text:span text:style-name="T406">'</text:span> and other implicit interpretations <text:span text:style-name="T414">of</text:span> the AA acronym and <text:span text:style-name="T407">logo</text:span>.</text:p>
      <text:p text:style-name="P43">The primary mechanism to achieve <text:span text:style-name="T409">decentralization in </text:span>AA<text:span text:style-name="T408"> </text:span>is peer<text:span text:style-name="T410">-to-peer</text:span> coordination <text:span text:style-name="T410">by</text:span> <text:span text:style-name="T410">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5">w</text:span>eb server, which sends <text:span text:style-name="T411">out</text:span> an e<text:span text:style-name="T411">-</text:span>mail to <text:span text:style-name="T413">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text:soft-page-break/>observed that decentralized teamwork can get so efficient at actual production that the team gets short-sighted in terms of coordination: non-communicating subteams can get formed if care is not taken, causing a fragmentation of the collective. Peer 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6">o verify this, the</text:span> proposed methodology was <text:span text:style-name="T421">employed by</text:span><text:span text:style-name="T419"> the Lab Macambira </text:span><text:span text:style-name="T420">free </text:span><text:span text:style-name="T419">software defelopment collective </text:span>to <text:span text:style-name="T421">auto-regulate </text:span>a group of 9 developers in July<text:span text:style-name="T418">-December</text:span> 2011, <text:span text:style-name="T417">three</text:span> of which are coauthors of the present work. The <text:span text:style-name="T421">goals</text:span> of the team was to work on an array of strategic free software projects in audiovisual and <text:span text:style-name="T421">W</text:span>eb <text:span text:style-name="T422">technology</text:span>, contributing directly to <text:span text:style-name="T422">official</text:span> development, submitting bug patches or committing new features to source code.<text:note text:id="ftn2" text:note-class="footnote"><text:note-citation>2</text:note-citation><text:note-body><text:p text:style-name="P51">LabMacambira.sf.net: http://labmacambira.s<text:span text:style-name="T429">ourceforge</text:span>.net. </text:p></text:note-body></text:note> <text:span text:style-name="T447">Of particular interest </text:span><text:span text:style-name="T448">are</text:span><text:span text:style-name="T447"> the strategies adopted to taylor AA to </text:span><text:span text:style-name="T454">a real</text:span><text:span text:style-name="T447"> context, </text:span><text:span text:style-name="T449">which </text:span><text:span text:style-name="T452">are</text:span><text:span text:style-name="T449"> useful </text:span><text:span text:style-name="T451">as </text:span><text:span text:style-name="T452">general</text:span><text:span text:style-name="T451"> guidelines </text:span><text:span text:style-name="T450">for</text:span><text:span text:style-name="T449"> </text:span><text:span text:style-name="T453">the </text:span><text:span text:style-name="T451">successful application of AA</text:span><text:span text:style-name="T447">.</text:span></text:p>
      <text:p text:style-name="P13"><text:tab/>The team members had different levels of experience on software <text:span text:style-name="T438">engineering</text:span> for large and distributed free software projects like Scilab or Mozilla. <text:span text:style-name="T423">To level the field</text:span>, one month of training was conducted by three experienced developers (the first authors of the present work), <text:span text:style-name="T435">starting by </text:span>teaching infrastructure tools like bugtrackers, <text:span text:style-name="T423">required </text:span>programming languages, version control systems, and build systems. After this <text:span text:style-name="T436">initial</text:span> period, a starter project was proposed for new developers: to submit a bugfix or implement a new feature for a large free software project and have an accepted patch or commit to the official repository <text:span text:style-name="T437">by the end of July</text:span>. </text:p>
      <text:p text:style-name="P12"><text:tab/>Developers passing the starter project would be deemed ‘initiated’ and called a ‘Macambira’ developer, and be hired for <text:span text:style-name="T424">paid work </text:span><text:span text:style-name="T425">u</text:span><text:span text:style-name="T426">sing</text:span><text:span text:style-name="T425"> the AA methodology for </text:span>the remainder of the semester. To illustrate the b<text:span text:style-name="T427">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4">documented </text:span>contributions from successfully initiated<text:span text:style-name="T433"> </text:span>developers or ‘Macambiras’ <text:span text:style-name="T432">using</text:span> the AA methodology. The first column lists applications to which contributions were officially accepted and whose development process was tracked <text:span text:style-name="T430">and </text:span><text:span text:style-name="T431">publicly </text:span><text:span text:style-name="T430">documented </text:span>using AA. The second column shows the pseudonym of the committers. At Lab Macambira it is common practice to <text:span text:style-name="T428">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ext:soft-page-break/>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5">was </text:span>and ended that period becoming a free software developer. During that month, the same team of trainees also developed the first version of the AA system and used AA <text:span text:style-name="T456">auto-regulate</text:span> their activities, even while developing other aforementioned free software projects. Thus, AA and the associated software system <text:span text:style-name="T439">was</text:span> tested, prototyped, and developed in close contact with actual practice. The source code of AA — both the client<text:span text:style-name="T441">s</text:span> that send <text:span text:style-name="T440">micro</text:span>logs and the AA Web server — is public<text:span text:style-name="T442">ly</text:span> available as free softwar<text:span text:style-name="T444">e.</text:span><text:span text:style-name="T444"><text:note text:id="ftn3" text:note-class="footnote"><text:note-citation>3</text:note-citation><text:note-body><text:p text:style-name="P51">AA <text:span text:style-name="T464">client and server </text:span>source <text:span text:style-name="T464">code available at</text:span>: <text:span text:style-name="T464">http://wiki.nosdigitais.teia.org.br/AA</text:span></text:p></text:note-body></text:note></text:span><text:span text:style-name="T444"><text:note text:id="ftn4" text:note-class="footnote"><text:note-citation>4</text:note-citation><text:note-body><text:p text:style-name="P52"><text:span text:style-name="T461">AA l</text:span>ogs: <text:s/><text:span text:style-name="T4">www.pulapirata.com/skills/aa</text:span></text:p></text:note-body></text:note></text:span><text:span text:style-name="T444"> Moreover,</text:span> the <text:span text:style-name="T443">entire</text:span> AA log data of <text:span text:style-name="T483">the</text:span> Lab Macambira <text:span text:style-name="T483">team</text:span> from 2011 to the present time is also <text:span text:style-name="T484">available </text:span>on-line, <text:span text:style-name="T445">which, </text:span><text:span text:style-name="T485">together with </text:span><text:span text:style-name="T488">public</text:span><text:span text:style-name="T485"> </text:span><text:span text:style-name="T488">G</text:span><text:span text:style-name="T485">it logs from </text:span><text:span text:style-name="T488">each</text:span><text:span text:style-name="T486"> </text:span><text:span text:style-name="T485">project,</text:span><text:span text:style-name="T445"> </text:span><text:span text:style-name="T487">document</text:span><text:span text:style-name="T489">s</text:span><text:span text:style-name="T445"> the claims in Table 1 </text:span><text:span text:style-name="T446">and </text:span><text:span text:style-name="T489">enables </text:span><text:span text:style-name="T446">further </text:span><text:span text:style-name="T446">analy</text:span><text:span text:style-name="T489">sis of</text:span><text:span text:style-name="T446">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7">Funding sources were mainly</text:span> contracts, freelance, and <text:span text:style-name="T465">the </text:span><text:span text:style-name="T466">direct </text:span>support of <text:span text:style-name="T465">the </text:span>Pontão Nós Digitais <text:span text:style-name="T465">NGO</text:span>. <text:span text:style-name="T459">The team</text:span><text:span text:style-name="T458"> also created a range of completely new free software applications, as listed in </text:span>Table 2.<text:note text:id="ftn5" text:note-class="footnote"><text:note-citation>5</text:note-citation><text:note-body><text:p text:style-name="P51">http://<text:span text:style-name="T463">wiki.</text:span>nosdigitais.teia.org.br/<text:span text:style-name="T463">LabMacambira</text:span>. </text:p></text:note-body></text:note></text:p>
      <text:p text:style-name="P17"/>
      <text:p text:style-name="P27">Table 2: Software projects created by Lab Macambira since July 2011 <text:span text:style-name="T460">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ext:soft-page-break/>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68">labeling</text:span> <text:span text:style-name="T468">of</text:span> on-line photos</text:p>
          </table:table-cell>
          <table:table-cell table:style-name="Tabela3.C2" office:value-type="string">
            <text:p text:style-name="P47">JavaScript</text:p>
          </table:table-cell>
        </table:table-row>
        <table:table-row table:style-name="Tabela3.12">
          <table:table-cell table:style-name="Tabela3.A2" office:value-type="string">
            <text:p text:style-name="P47">ABT</text:p>
          </table:table-cell>
          <table:table-cell table:style-name="Tabela3.A2" office:value-type="string">
            <text:p text:style-name="P47">Program for real-time <text:span text:style-name="T469">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67">y</text:span> economy of culture hubs <text:span text:style-name="T467">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70"> and a</text:span> GIS platform to map public data of <text:span text:style-name="T471">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4">e system </text:span><text:span text:style-name="T472">to</text:span> generate sound <text:span text:style-name="T473">by real-time </text:span><text:span text:style-name="T475">3D </text:span><text:span text:style-name="T473">tracking </text:span><text:span text:style-name="T474">of</text:span> flying <text:span text:style-name="T473">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6">of interest</text:span> from others while avoiding interrupting them, a process further aided by the screencasts. </text:p>
      <text:p text:style-name="P67"><text:tab/>Adjustments to the task deadlines and milestones (which were managed in Trac) were <text:span text:style-name="T476">performed</text:span> based on verified progress of individuals and <text:span text:style-name="T477">of </text:span><text:span text:style-name="T476">the </text:span>labMacambira.sf.net team as a whole. The <text:span text:style-name="T491">numerous inexperienced</text:span> newcomers benefited from <text:span text:style-name="T478">a </text:span><text:span text:style-name="T479">friendly </text:span><text:span text:style-name="T478">environment </text:span><text:span text:style-name="T479">suitable for fast learning </text:span>by the use of AA as a flexible and simple transparency system. <text:span text:style-name="T491">This was </text:span><text:span text:style-name="T491">key for the motivation and</text:span><text:span text:style-name="T493"> </text:span><text:span text:style-name="T491">fixation </text:span><text:soft-page-break/><text:span text:style-name="T491">of new contributors, which is a central issue in free software development (</text:span><text:span text:style-name="T492">Santos et. al, 2013</text:span><text:span text:style-name="T491">). </text:span>Updates from the team were not transmitted in a person-to-person basis, but rather in a person-to-team basis based on the available online progress information.</text:p>
      <text:p text:style-name="P6"><text:tab/>As of this writing, ‘Lab Macambira’ <text:span text:style-name="T480">comprises</text:span> over 15 software developers, and <text:span text:style-name="T492">to this date </text:span>key developers <text:span text:style-name="T481">among those</text:span> trained in 2011 continue to work <text:span text:style-name="T482">in the collective</text:span> as voluntaries and contracted developers on fundations like Mozilla. <text:span text:style-name="T492">This </text:span><text:s/></text:p>
      <text:h text:style-name="P62" text:outline-level="1">4. conclusions</text:h>
      <text:p text:style-name="P38">In a scenario where Global Software Development is growing as a popular form of software development <text:span text:style-name="T74">across</text:span> the entire software industry, there is an increasing need for methodologies to deal with its potential disadvantages and at the same time amplify its advantages. This paper has presented <text:span text:style-name="T88">the AA</text:span> methodology, <text:span text:style-name="T89">designed for</text:span> <text:s/>a series of large or small groups of software developers, working on different countries or at the same room. The methodology <text:span text:style-name="T90">is built around</text:span> a simple system where each developer take<text:span text:style-name="T90">s</text:span> note of his work <text:span text:style-name="T75">by </text:span>posting a periodic log of <text:span text:style-name="T92">short</text:span> text sentences or micrologs. The sum of those activity logs, along with an entire session of work, results in a complete unit of report. The report is made public<text:span text:style-name="T93">ly</text:span> available through a Website and is validated by peers that are randomly selected by the AA Web server. <text:span text:style-name="T90">R</text:span><text:span text:style-name="T87">eal-world </text:span>data <text:span text:style-name="T87">on</text:span> practical experience <text:span text:style-name="T90">with this approach has been collected and reported, involving </text:span>a <text:span text:style-name="T93">team</text:span> of <text:span text:style-name="T93">paid </text:span>free software developers,<text:span text:style-name="T90"> </text:span>Lab Macambira, <text:span text:style-name="T90">which since </text:span>2011 has <text:span text:style-name="T90">developed</text:span> new free and open source software for a vast number of <text:span text:style-name="T91">high-end </text:span>applications <text:span text:style-name="T87">using AA</text:span>.</text:p>
      <text:p text:style-name="P37">AA is not limited to a work-management tool, but acts as a methodology to improve the <text:span text:style-name="T94">temporal </text:span><text:span text:style-name="T76">sensitivity and </text:span>sensibility <text:span text:style-name="T76">and</text:span> of individuals, helping divide complex tasks in time into small chunks or sessions, and also reducing the need <text:span text:style-name="T77">for</text:span> extensive reports or unnecessary meetings. By asking users to <text:span text:style-name="T95">publish </text:span>minimal text sentence<text:span text:style-name="T78">s</text:span> as a continuous log feed, the proposed methodology avoids disturbing the flow of developers which are heavily concentrated in programming. <text:span text:style-name="T95">These d</text:span>evelopers just have to type a few <text:span text:style-name="T79">task-related </text:span>words and go back to coding; <text:span text:style-name="T80">others </text:span><text:span text:style-name="T81">get </text:span><text:span text:style-name="T80">update</text:span><text:span text:style-name="T81">d</text:span><text:span text:style-name="T80"> as needed </text:span><text:span text:style-name="T84">for their task</text:span><text:span text:style-name="T79">. </text:span><text:span text:style-name="T81">Interruption-free</text:span><text:span text:style-name="T85"> </text:span><text:span text:style-name="T81">communication is achieved </text:span><text:span text:style-name="T82">–</text:span><text:span text:style-name="T96"> </text:span><text:span text:style-name="T97">AA </text:span><text:span text:style-name="T82">interruptions are </text:span><text:span text:style-name="T83">in context, </text:span><text:span text:style-name="T86">decentralized</text:span><text:span text:style-name="T83"> and </text:span><text:span text:style-name="T82">maximally useful</text:span><text:span text:style-name="T81">.</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2">-</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text:soft-page-break/>claims made in this paper, in order to refine the methodology, its mechanisms and parameters.</text:p>
      <text:h text:style-name="P62"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2">for this paper </text:span>is on-line at www.pulapirata.com/skills/aa. Finally, authors are also grateful to IFSC/USP, IPRJ/UERJ, IFT/UNESP and all AA users and collaborators, especially those who coded AA hacks for <text:span text:style-name="T100">logging</text:span> through shell and bot<text:span text:style-name="T98">s</text:span>, and those who coded <text:span text:style-name="T99">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6">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7">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69">REIS, C. R., and DE MATTOS FORTES, R. P. Caracterização de um Processo de Software para Projetos de Software Livre. <text:span text:style-name="T494">Msc.</text:span> thesis, University of São Paulo, Brazil, 2003. </text:p>
      <text:p text:style-name="P69"><text:span text:style-name="T515">S</text:span><text:span text:style-name="T516">ANTOS</text:span><text:span text:style-name="T515"> Jr, C. ; N</text:span><text:span text:style-name="T516">ELSON</text:span><text:span text:style-name="T515">, K. Motivation to Create Free and Open Source Projects and How Decisions Impact Success. RESI : Revista Eletrônica de Sistemas de Informação, v. 9, p. 4, 2010.</text:span><text:span text:style-name="T495"> </text:span></text:p>
      <text:p text:style-name="P71"><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8">THOMPSON, C. Solo performance: shut up and start acting like an introvert. Wired 20.04 (April 2012), 036.</text:p>
      <text:p text:style-name="P70"><text:soft-page-break/><text:span text:style-name="T552">WEST, J. and O'MAHONY, S. The Role of Participation Architecture in Growing Sponsored Open Source Communities, Industry &amp; Innovation, 15, 2,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5</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6</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23:10:28</dc:date>
    <meta:print-date>2005-03-17T02:14:00Z</meta:print-date>
    <meta:editing-cycles>849</meta:editing-cycles>
    <meta:editing-duration>P2DT19H8M11S</meta:editing-duration>
    <meta:document-statistic meta:table-count="3" meta:image-count="2" meta:object-count="0" meta:page-count="15" meta:paragraph-count="201" meta:word-count="5255" meta:character-count="34840" meta:non-whitespace-character-count="29696"/>
    <meta:template xlink:type="simple" xlink:actuate="onRequest" xlink:title="" xlink:href="../../../../Downloads/Resi_template.odt/sbc-template.dot"/>
  </office:meta>
</office:document-meta>
</file>